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master-page-name="">
      <style:table-properties style:width="25.7cm" style:page-number="auto"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30" style:family="table-row">
      <style:table-row-properties fo:keep-together="auto"/>
    </style:style>
    <style:style style:name="Table3.32" style:family="table-row">
      <style:table-row-properties fo:keep-together="auto"/>
    </style:style>
    <style:style style:name="Table3.33" style:family="table-row">
      <style:table-row-properties fo:keep-together="auto"/>
    </style:style>
    <style:style style:name="Table3.36"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b343"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4908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15ce"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d5a8df"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6ad8" officeooo:paragraph-rsid="00d30296"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09dfc" officeooo:paragraph-rsid="00c09dfc"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4507e" officeooo:paragraph-rsid="00c4507e"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0b9b" officeooo:paragraph-rsid="00d30b9b"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d65a" officeooo:paragraph-rsid="00d3d65a"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08899ec" style:font-size-asian="11pt" style:font-style-asian="italic" style:font-weight-asian="normal" style:font-size-complex="11pt" style:font-style-complex="italic"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29d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5" style:family="paragraph" style:parent-style-name="Text_20_body" style:master-page-name="">
      <style:paragraph-properties style:page-number="auto"/>
      <style:text-properties style:font-name="Liberation Serif1" fo:font-size="11pt" fo:font-weight="bold" officeooo:rsid="00c32d27" officeooo:paragraph-rsid="00c32d27" fo:background-color="#ffffff" style:font-weight-asian="bold" style:font-weight-complex="bold"/>
    </style:style>
    <style:style style:name="P166" style:family="paragraph" style:parent-style-name="Text_20_body">
      <style:text-properties style:font-name="Liberation Serif1" fo:font-size="11pt" fo:background-color="#ffffff"/>
    </style:style>
    <style:style style:name="P167" style:family="paragraph" style:parent-style-name="Text_20_body">
      <style:text-properties style:font-name="Liberation Serif1" fo:font-size="11pt" officeooo:rsid="00c4507e" officeooo:paragraph-rsid="00c4507e" fo:background-color="#ffffff"/>
    </style:style>
    <style:style style:name="P168" style:family="paragraph" style:parent-style-name="Text_20_body">
      <style:text-properties style:font-name="Liberation Serif1" fo:font-size="11pt" officeooo:rsid="00c4507e" officeooo:paragraph-rsid="00ca2d71" fo:background-color="#ffffff"/>
    </style:style>
    <style:style style:name="P169" style:family="paragraph" style:parent-style-name="Text_20_body">
      <style:text-properties style:font-name="Liberation Serif1" fo:font-size="11pt" officeooo:rsid="00c4507e" officeooo:paragraph-rsid="00cb9c71" fo:background-color="#ffffff"/>
    </style:style>
    <style:style style:name="P170" style:family="paragraph" style:parent-style-name="Text_20_body">
      <style:text-properties style:font-name="Liberation Serif1" fo:font-size="11pt" officeooo:rsid="00c4507e" officeooo:paragraph-rsid="00dfe799" fo:background-color="#ffffff"/>
    </style:style>
    <style:style style:name="P171" style:family="paragraph" style:parent-style-name="Text_20_body">
      <style:text-properties style:font-name="Liberation Serif1" fo:font-size="11pt" officeooo:rsid="00c4507e" officeooo:paragraph-rsid="00e04061" fo:background-color="#ffffff"/>
    </style:style>
    <style:style style:name="P172" style:family="paragraph" style:parent-style-name="Text_20_body">
      <style:text-properties style:font-name="Liberation Serif1" fo:font-size="11pt" officeooo:rsid="00c4507e" officeooo:paragraph-rsid="00e29481" fo:background-color="#ffffff"/>
    </style:style>
    <style:style style:name="P173" style:family="paragraph" style:parent-style-name="Text_20_body">
      <style:text-properties style:font-name="Liberation Serif1" fo:font-size="11pt" officeooo:paragraph-rsid="00bd0cef" fo:background-color="#ffffff"/>
    </style:style>
    <style:style style:name="P174" style:family="paragraph" style:parent-style-name="Text_20_body">
      <style:text-properties style:font-name="Liberation Serif1" fo:font-size="11pt" officeooo:rsid="00cad155" officeooo:paragraph-rsid="00cad155" fo:background-color="#ffffff"/>
    </style:style>
    <style:style style:name="P175" style:family="paragraph" style:parent-style-name="Text_20_body">
      <style:text-properties style:font-name="Liberation Serif1" fo:font-size="11pt" officeooo:rsid="00cd7e25" officeooo:paragraph-rsid="00cd7e25" fo:background-color="#ffffff"/>
    </style:style>
    <style:style style:name="P176" style:family="paragraph" style:parent-style-name="Text_20_body">
      <style:text-properties style:font-name="Liberation Serif1" fo:font-size="11pt" officeooo:rsid="00cd7e25" officeooo:paragraph-rsid="00cdc74a" fo:background-color="#ffffff"/>
    </style:style>
    <style:style style:name="P177" style:family="paragraph" style:parent-style-name="Text_20_body">
      <style:text-properties style:font-name="Liberation Serif1" fo:font-size="11pt" officeooo:rsid="00cfe3f2" officeooo:paragraph-rsid="00cfe3f2" fo:background-color="#ffffff"/>
    </style:style>
    <style:style style:name="P178" style:family="paragraph" style:parent-style-name="Text_20_body">
      <style:text-properties style:font-name="Liberation Serif1" fo:font-size="11pt" officeooo:rsid="00d0b1f7" officeooo:paragraph-rsid="00d8df2d" fo:background-color="#ffffff"/>
    </style:style>
    <style:style style:name="P179" style:family="paragraph" style:parent-style-name="Text_20_body">
      <style:text-properties style:font-name="Liberation Serif1" fo:font-size="11pt" officeooo:rsid="00d126d6" officeooo:paragraph-rsid="00d8df2d" fo:background-color="#ffffff"/>
    </style:style>
    <style:style style:name="P180" style:family="paragraph" style:parent-style-name="Text_20_body">
      <style:text-properties style:font-name="Liberation Serif1" fo:font-size="11pt" officeooo:rsid="00ee6b28" officeooo:paragraph-rsid="00ee6b28" fo:background-color="#ffffff"/>
    </style:style>
    <style:style style:name="P181" style:family="paragraph" style:parent-style-name="Text_20_body">
      <style:text-properties style:font-name="Liberation Serif1" fo:font-size="11pt" fo:font-weight="normal" officeooo:rsid="00cad155" officeooo:paragraph-rsid="00cad155" fo:background-color="#ffffff" style:font-weight-asian="normal" style:font-weight-complex="normal"/>
    </style:style>
    <style:style style:name="P182" style:family="paragraph" style:parent-style-name="Text_20_body">
      <style:text-properties style:font-name="Liberation Serif1" fo:font-size="11pt" fo:font-weight="normal" officeooo:rsid="00d6deea" officeooo:paragraph-rsid="00d6deea" fo:background-color="#ffffff" style:font-weight-asian="normal" style:font-weight-complex="normal"/>
    </style:style>
    <style:style style:name="P183" style:family="paragraph" style:parent-style-name="Text_20_body">
      <style:text-properties style:font-name="Liberation Serif1" fo:font-size="11pt" fo:font-weight="normal" officeooo:rsid="00c4507e" officeooo:paragraph-rsid="00c4507e" fo:background-color="#ffffff" style:font-weight-asian="normal" style:font-weight-complex="normal"/>
    </style:style>
    <style:style style:name="P184" style:family="paragraph" style:parent-style-name="Text_20_body">
      <style:paragraph-properties fo:break-before="page"/>
      <style:text-properties style:font-name="Liberation Serif1" fo:font-size="11pt" fo:font-weight="normal" officeooo:rsid="00c4507e" officeooo:paragraph-rsid="00c4507e" fo:background-color="#ffffff" style:font-weight-asian="normal" style:font-weight-complex="normal"/>
    </style:style>
    <style:style style:name="P185" style:family="paragraph" style:parent-style-name="Text_20_body">
      <style:text-properties style:font-name="Liberation Serif1" fo:font-size="11pt" fo:font-weight="normal" officeooo:rsid="00c4507e" officeooo:paragraph-rsid="00e29481" fo:background-color="#ffffff" style:font-weight-asian="normal" style:font-weight-complex="normal"/>
    </style:style>
    <style:style style:name="P186" style:family="paragraph" style:parent-style-name="Text_20_body">
      <style:paragraph-properties fo:break-before="page"/>
      <style:text-properties style:font-name="Liberation Serif1" fo:font-size="11pt" fo:font-weight="normal" officeooo:rsid="00c4507e" officeooo:paragraph-rsid="00e29481" fo:background-color="#ffffff" style:font-weight-asian="normal" style:font-weight-complex="normal"/>
    </style:style>
    <style:style style:name="P187" style:family="paragraph" style:parent-style-name="Text_20_body">
      <style:text-properties style:font-name="Liberation Serif1" fo:font-size="11pt" fo:font-weight="normal" officeooo:rsid="00c4507e" officeooo:paragraph-rsid="00df7cd8" fo:background-color="#ffffff" style:font-weight-asian="normal" style:font-weight-complex="normal"/>
    </style:style>
    <style:style style:name="P188" style:family="paragraph" style:parent-style-name="Text_20_body">
      <style:paragraph-properties fo:break-before="page"/>
      <style:text-properties style:font-name="Liberation Serif1" fo:font-size="11pt" fo:font-weight="normal" officeooo:rsid="00c4507e" officeooo:paragraph-rsid="00df7cd8" fo:background-color="#ffffff" style:font-weight-asian="normal" style:font-weight-complex="normal"/>
    </style:style>
    <style:style style:name="P189" style:family="paragraph" style:parent-style-name="Text_20_body">
      <style:text-properties style:font-name="Liberation Serif1" fo:font-size="11pt" fo:font-weight="normal" officeooo:rsid="00d0b1f7" officeooo:paragraph-rsid="00d0b1f7" fo:background-color="#ffffff" style:font-weight-asian="normal" style:font-weight-complex="normal"/>
    </style:style>
    <style:style style:name="P190" style:family="paragraph" style:parent-style-name="Text_20_body">
      <style:text-properties style:font-name="Liberation Serif1" fo:font-size="11pt" fo:font-weight="normal" officeooo:rsid="00d126d6" officeooo:paragraph-rsid="00d126d6" fo:background-color="#ffffff" style:font-weight-asian="normal" style:font-weight-complex="normal"/>
    </style:style>
    <style:style style:name="P191" style:family="paragraph" style:parent-style-name="Text_20_body">
      <style:text-properties style:font-name="Liberation Serif1" fo:font-size="11pt" fo:font-style="italic" fo:font-weight="normal" officeooo:rsid="00c4507e" officeooo:paragraph-rsid="00c4507e" fo:background-color="#ffffff" style:font-style-asian="italic" style:font-weight-asian="normal" style:font-style-complex="italic" style:font-weight-complex="normal"/>
    </style:style>
    <style:style style:name="P192" style:family="paragraph" style:parent-style-name="Standard">
      <style:text-properties style:use-window-font-color="true" loext:opacity="0%" style:font-name="Helvetica" fo:font-size="12pt" officeooo:paragraph-rsid="0061b5f2" style:font-size-asian="12pt"/>
    </style:style>
    <style:style style:name="P19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Helvetica" fo:font-size="12pt" style:font-size-asian="12pt"/>
    </style:style>
    <style:style style:name="P194"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1"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5" style:family="paragraph" style:parent-style-name="Table_20_Contents" style:master-page-name="Standard">
      <loext:graphic-properties draw:fill-gradient-name="gradient" draw:fill-hatch-name="hatch"/>
      <style:paragraph-properties fo:text-align="start" style:justify-single-word="false" style:page-number="auto"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e55abf" style:font-size-asian="11pt" style:font-style-asian="normal" style:font-weight-asian="normal" style:font-size-complex="11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f797fa" style:font-size-asian="11pt" style:font-style-asian="normal" style:font-weight-asian="normal" style:font-size-complex="11pt" style:font-style-complex="normal" style:font-weight-complex="normal" style:text-overline-style="none" style:text-overline-color="font-color"/>
    </style:style>
    <style:style style:name="P197" style:family="paragraph" style:parent-style-name="Text_20_body" style:list-style-name="L1">
      <style:text-properties style:font-name="Liberation Serif1" fo:font-size="11pt" officeooo:rsid="00cdc74a" officeooo:paragraph-rsid="00cdc74a" fo:background-color="#ffffff"/>
    </style:style>
    <style:style style:name="P198" style:family="paragraph" style:parent-style-name="Text_20_body" style:list-style-name="L1">
      <style:text-properties style:font-name="Liberation Serif1" fo:font-size="11pt" officeooo:rsid="00ce6699" officeooo:paragraph-rsid="00ce9b70" fo:background-color="#ffffff"/>
    </style:style>
    <style:style style:name="P199" style:family="paragraph" style:parent-style-name="Text_20_body" style:master-page-name="Landscape">
      <loext:graphic-properties draw:fill-gradient-name="gradient" draw:fill-hatch-name="hatch"/>
      <style:paragraph-properties style:page-number="auto" fo:break-before="page"/>
      <style:text-properties style:font-name="Liberation Serif1" fo:font-size="11pt" officeooo:paragraph-rsid="00bd0cef" fo:background-color="#ffffff"/>
    </style:style>
    <style:style style:name="P200" style:family="paragraph" style:parent-style-name="Text_20_body" style:list-style-name="L1">
      <style:text-properties fo:color="#000000" loext:opacity="100%" style:text-outline="false" style:text-line-through-style="none" style:text-line-through-type="none" style:font-name="Liberation Serif1" fo:font-size="11pt" fo:font-style="normal" fo:text-shadow="none" style:text-underline-style="none" fo:font-weight="normal" officeooo:rsid="00ce9b70" officeooo:paragraph-rsid="00ce9b70" fo:background-color="#ffffff"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ce9b70"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officeooo:rsid="001a7aea"/>
    </style:style>
    <style:style style:name="T14" style:family="text">
      <style:text-properties officeooo:rsid="001c3243"/>
    </style:style>
    <style:style style:name="T15" style:family="text">
      <style:text-properties officeooo:rsid="001eb76e"/>
    </style:style>
    <style:style style:name="T16" style:family="text">
      <style:text-properties officeooo:rsid="0022b343"/>
    </style:style>
    <style:style style:name="T17" style:family="text">
      <style:text-properties officeooo:rsid="00249084"/>
    </style:style>
    <style:style style:name="T18" style:family="text">
      <style:text-properties officeooo:rsid="00256915"/>
    </style:style>
    <style:style style:name="T19" style:family="text">
      <style:text-properties officeooo:rsid="00273fee"/>
    </style:style>
    <style:style style:name="T20" style:family="text">
      <style:text-properties officeooo:rsid="00292ca8"/>
    </style:style>
    <style:style style:name="T21" style:family="text">
      <style:text-properties officeooo:rsid="003568a7"/>
    </style:style>
    <style:style style:name="T22" style:family="text">
      <style:text-properties officeooo:rsid="0037dfca"/>
    </style:style>
    <style:style style:name="T23" style:family="text">
      <style:text-properties officeooo:rsid="0037f48f"/>
    </style:style>
    <style:style style:name="T24" style:family="text">
      <style:text-properties officeooo:rsid="004b4ec1"/>
    </style:style>
    <style:style style:name="T25" style:family="text">
      <style:text-properties officeooo:rsid="0055fecf"/>
    </style:style>
    <style:style style:name="T26" style:family="text">
      <style:text-properties officeooo:rsid="005842d1"/>
    </style:style>
    <style:style style:name="T27" style:family="text">
      <style:text-properties officeooo:rsid="005a6d95"/>
    </style:style>
    <style:style style:name="T28" style:family="text">
      <style:text-properties officeooo:rsid="005c1c8e"/>
    </style:style>
    <style:style style:name="T29" style:family="text">
      <style:text-properties officeooo:rsid="005c9752"/>
    </style:style>
    <style:style style:name="T30" style:family="text">
      <style:text-properties officeooo:rsid="0060b9a7"/>
    </style:style>
    <style:style style:name="T31" style:family="text">
      <style:text-properties officeooo:rsid="0063bbd7"/>
    </style:style>
    <style:style style:name="T32" style:family="text">
      <style:text-properties officeooo:rsid="0068d119"/>
    </style:style>
    <style:style style:name="T33" style:family="text">
      <style:text-properties officeooo:rsid="00691f2d"/>
    </style:style>
    <style:style style:name="T34" style:family="text">
      <style:text-properties fo:font-weight="normal" style:font-weight-asian="normal" style:font-weight-complex="normal"/>
    </style:style>
    <style:style style:name="T35" style:family="text">
      <style:text-properties fo:font-weight="normal" officeooo:rsid="00c32d27" style:font-weight-asian="normal" style:font-weight-complex="normal"/>
    </style:style>
    <style:style style:name="T36" style:family="text">
      <style:text-properties fo:font-weight="normal" officeooo:rsid="00c78e60" style:font-weight-asian="normal" style:font-weight-complex="normal"/>
    </style:style>
    <style:style style:name="T37" style:family="text">
      <style:text-properties fo:font-weight="normal" officeooo:rsid="00cad155" style:font-weight-asian="normal" style:font-weight-complex="normal"/>
    </style:style>
    <style:style style:name="T38" style:family="text">
      <style:text-properties fo:font-weight="normal" officeooo:rsid="00cb9c71" style:font-weight-asian="normal" style:font-weight-complex="normal"/>
    </style:style>
    <style:style style:name="T39" style:family="text">
      <style:text-properties fo:font-weight="normal" officeooo:rsid="00cdc74a" style:font-weight-asian="normal" style:font-weight-complex="normal"/>
    </style:style>
    <style:style style:name="T40" style:family="text">
      <style:text-properties fo:font-weight="normal" officeooo:rsid="00c4507e" style:font-weight-asian="normal" style:font-weight-complex="normal"/>
    </style:style>
    <style:style style:name="T41" style:family="text">
      <style:text-properties fo:font-weight="normal" officeooo:rsid="00d126d6" style:font-weight-asian="normal" style:font-weight-complex="normal"/>
    </style:style>
    <style:style style:name="T42" style:family="text">
      <style:text-properties fo:font-weight="normal" officeooo:rsid="00d26b90" style:font-weight-asian="normal" style:font-weight-complex="normal"/>
    </style:style>
    <style:style style:name="T43" style:family="text">
      <style:text-properties fo:font-weight="normal" officeooo:rsid="00d6deea" style:font-weight-asian="normal" style:font-weight-complex="normal"/>
    </style:style>
    <style:style style:name="T44" style:family="text">
      <style:text-properties fo:font-weight="normal" officeooo:rsid="00d0b1f7" style:font-weight-asian="normal" style:font-weight-complex="normal"/>
    </style:style>
    <style:style style:name="T45" style:family="text">
      <style:text-properties fo:font-weight="normal" officeooo:rsid="00d7bcde" style:font-weight-asian="normal" style:font-weight-complex="normal"/>
    </style:style>
    <style:style style:name="T46" style:family="text">
      <style:text-properties fo:font-weight="normal" officeooo:rsid="00d7de2a" style:font-weight-asian="normal" style:font-weight-complex="normal"/>
    </style:style>
    <style:style style:name="T47" style:family="text">
      <style:text-properties fo:font-weight="normal" officeooo:rsid="00d8df2d" style:font-weight-asian="normal" style:font-weight-complex="normal"/>
    </style:style>
    <style:style style:name="T48" style:family="text">
      <style:text-properties fo:font-weight="normal" officeooo:rsid="00dfe799" style:font-weight-asian="normal" style:font-weight-complex="normal"/>
    </style:style>
    <style:style style:name="T49" style:family="text">
      <style:text-properties fo:font-weight="normal" officeooo:rsid="00e04061" style:font-weight-asian="normal" style:font-weight-complex="normal"/>
    </style:style>
    <style:style style:name="T50" style:family="text">
      <style:text-properties fo:font-weight="normal" officeooo:rsid="00e19c03" style:font-weight-asian="normal" style:font-weight-complex="normal"/>
    </style:style>
    <style:style style:name="T51" style:family="text">
      <style:text-properties fo:font-weight="normal" officeooo:rsid="00e29481" style:font-weight-asian="normal" style:font-weight-complex="normal"/>
    </style:style>
    <style:style style:name="T52" style:family="text">
      <style:text-properties officeooo:rsid="006e498a"/>
    </style:style>
    <style:style style:name="T53" style:family="text">
      <style:text-properties officeooo:rsid="00719a18"/>
    </style:style>
    <style:style style:name="T54" style:family="text">
      <style:text-properties officeooo:rsid="0079d300"/>
    </style:style>
    <style:style style:name="T55" style:family="text">
      <style:text-properties officeooo:rsid="007a38f0"/>
    </style:style>
    <style:style style:name="T56" style:family="text">
      <style:text-properties officeooo:rsid="007adec6"/>
    </style:style>
    <style:style style:name="T57" style:family="text">
      <style:text-properties officeooo:rsid="007c0c67"/>
    </style:style>
    <style:style style:name="T58" style:family="text">
      <style:text-properties officeooo:rsid="007dfaf7"/>
    </style:style>
    <style:style style:name="T59" style:family="text">
      <style:text-properties officeooo:rsid="007fb6b7"/>
    </style:style>
    <style:style style:name="T60" style:family="text">
      <style:text-properties officeooo:rsid="008046ba"/>
    </style:style>
    <style:style style:name="T61" style:family="text">
      <style:text-properties officeooo:rsid="00820170"/>
    </style:style>
    <style:style style:name="T62" style:family="text">
      <style:text-properties officeooo:rsid="0083b85c"/>
    </style:style>
    <style:style style:name="T63" style:family="text">
      <style:text-properties officeooo:rsid="008708cf"/>
    </style:style>
    <style:style style:name="T64" style:family="text">
      <style:text-properties officeooo:rsid="0088ff03"/>
    </style:style>
    <style:style style:name="T65" style:family="text">
      <style:text-properties officeooo:rsid="00894fb5"/>
    </style:style>
    <style:style style:name="T66" style:family="text">
      <style:text-properties officeooo:rsid="008b1052"/>
    </style:style>
    <style:style style:name="T67" style:family="text">
      <style:text-properties officeooo:rsid="008b7ee5"/>
    </style:style>
    <style:style style:name="T68" style:family="text">
      <style:text-properties officeooo:rsid="008cbef7"/>
    </style:style>
    <style:style style:name="T69" style:family="text">
      <style:text-properties officeooo:rsid="008d4535"/>
    </style:style>
    <style:style style:name="T70" style:family="text">
      <style:text-properties officeooo:rsid="00916598"/>
    </style:style>
    <style:style style:name="T71" style:family="text">
      <style:text-properties officeooo:rsid="00976150"/>
    </style:style>
    <style:style style:name="T72" style:family="text">
      <style:text-properties officeooo:rsid="009a9ba7"/>
    </style:style>
    <style:style style:name="T73" style:family="text">
      <style:text-properties officeooo:rsid="009bb142"/>
    </style:style>
    <style:style style:name="T74" style:family="text">
      <style:text-properties officeooo:rsid="00a58734"/>
    </style:style>
    <style:style style:name="T75" style:family="text">
      <style:text-properties officeooo:rsid="00a657b1"/>
    </style:style>
    <style:style style:name="T76" style:family="text">
      <style:text-properties officeooo:rsid="00a78e89"/>
    </style:style>
    <style:style style:name="T77" style:family="text">
      <style:text-properties officeooo:rsid="00a7fdff"/>
    </style:style>
    <style:style style:name="T78" style:family="text">
      <style:text-properties officeooo:rsid="00abc98f"/>
    </style:style>
    <style:style style:name="T79" style:family="text">
      <style:text-properties officeooo:rsid="00aeda2a"/>
    </style:style>
    <style:style style:name="T80" style:family="text">
      <style:text-properties officeooo:rsid="00b21735"/>
    </style:style>
    <style:style style:name="T81" style:family="text">
      <style:text-properties officeooo:rsid="00b31c4b"/>
    </style:style>
    <style:style style:name="T82" style:family="text">
      <style:text-properties officeooo:rsid="00b7e988"/>
    </style:style>
    <style:style style:name="T83" style:family="text">
      <style:text-properties officeooo:rsid="00b997c3"/>
    </style:style>
    <style:style style:name="T84" style:family="text">
      <style:text-properties officeooo:rsid="00bd0cef"/>
    </style:style>
    <style:style style:name="T85" style:family="text">
      <style:text-properties officeooo:rsid="00be016e"/>
    </style:style>
    <style:style style:name="T86" style:family="text">
      <style:text-properties officeooo:rsid="00bf6ad8"/>
    </style:style>
    <style:style style:name="T87" style:family="text">
      <style:text-properties style:font-name="Liberation Serif2"/>
    </style:style>
    <style:style style:name="T88" style:family="text">
      <style:text-properties style:font-name="Liberation Serif2" officeooo:rsid="00bf6ad8"/>
    </style:style>
    <style:style style:name="T89" style:family="text">
      <style:text-properties style:font-name="Liberation Serif2" officeooo:rsid="00d30296"/>
    </style:style>
    <style:style style:name="T90" style:family="text">
      <style:text-properties style:font-name="Liberation Serif2" officeooo:rsid="00edd783"/>
    </style:style>
    <style:style style:name="T91" style:family="text">
      <style:text-properties style:font-name="Liberation Serif2" officeooo:rsid="00f797fa"/>
    </style:style>
    <style:style style:name="T92" style:family="text">
      <style:text-properties style:font-name="Liberation Serif2" officeooo:rsid="00fb96c2"/>
    </style:style>
    <style:style style:name="T93" style:family="text">
      <style:text-properties officeooo:rsid="00c32d27"/>
    </style:style>
    <style:style style:name="T94" style:family="text">
      <style:text-properties officeooo:rsid="00ca2d71"/>
    </style:style>
    <style:style style:name="T95" style:family="text">
      <style:text-properties style:font-name="Liberation Serif1" officeooo:rsid="00d0b1f7" fo:background-color="#ffffff" loext:char-shading-value="0"/>
    </style:style>
    <style:style style:name="T96" style:family="text">
      <style:text-properties style:font-name="Liberation Serif1" officeooo:rsid="00d26b90" fo:background-color="#ffffff" loext:char-shading-value="0"/>
    </style:style>
    <style:style style:name="T97" style:family="text">
      <style:text-properties style:font-name="Liberation Serif1" officeooo:rsid="00f78ba3" fo:background-color="#ffffff" loext:char-shading-value="0"/>
    </style:style>
    <style:style style:name="T98" style:family="text">
      <style:text-properties officeooo:rsid="00d5a8df"/>
    </style:style>
    <style:style style:name="T99" style:family="text">
      <style:text-properties officeooo:rsid="00d699d7"/>
    </style:style>
    <style:style style:name="T100" style:family="text">
      <style:text-properties officeooo:rsid="00dad7b0"/>
    </style:style>
    <style:style style:name="T101" style:family="text">
      <style:text-properties officeooo:rsid="00db0e26"/>
    </style:style>
    <style:style style:name="T102" style:family="text">
      <style:text-properties officeooo:rsid="00db9204"/>
    </style:style>
    <style:style style:name="T103" style:family="text">
      <style:text-properties officeooo:rsid="00dd1853"/>
    </style:style>
    <style:style style:name="T104" style:family="text">
      <style:text-properties officeooo:rsid="00dda2f9"/>
    </style:style>
    <style:style style:name="T105" style:family="text">
      <style:text-properties officeooo:rsid="00dda4a0"/>
    </style:style>
    <style:style style:name="T106" style:family="text">
      <style:text-properties officeooo:rsid="00de5fb1"/>
    </style:style>
    <style:style style:name="T107" style:family="text">
      <style:text-properties officeooo:rsid="00de8650"/>
    </style:style>
    <style:style style:name="T108" style:family="text">
      <style:text-properties officeooo:rsid="00e432de"/>
    </style:style>
    <style:style style:name="T109" style:family="text">
      <style:text-properties officeooo:rsid="00ea679c"/>
    </style:style>
    <style:style style:name="T110" style:family="text">
      <style:text-properties officeooo:rsid="00ec57db"/>
    </style:style>
    <style:style style:name="T111" style:family="text">
      <style:text-properties officeooo:rsid="00edd783"/>
    </style:style>
    <style:style style:name="T112" style:family="text">
      <style:text-properties officeooo:rsid="00f2058d"/>
    </style:style>
    <style:style style:name="T113" style:family="text">
      <style:text-properties officeooo:rsid="00f5b915"/>
    </style:style>
    <style:style style:name="T114" style:family="text">
      <style:text-properties officeooo:rsid="00f78ba3"/>
    </style:style>
    <style:style style:name="T115" style:family="text">
      <style:text-properties officeooo:rsid="00f78ba3" fo:background-color="#ffffff" loext:char-shading-value="0"/>
    </style:style>
    <style:style style:name="T116" style:family="text">
      <style:text-properties officeooo:rsid="00f797fa"/>
    </style:style>
    <style:style style:name="T117" style:family="text">
      <style:text-properties officeooo:rsid="00f9f9c6"/>
    </style:style>
    <style:style style:name="T118" style:family="text">
      <style:text-properties officeooo:rsid="00fb96c2"/>
    </style:style>
    <style:style style:name="T119" style:family="text">
      <style:text-properties officeooo:rsid="00fc8437"/>
    </style:style>
    <style:style style:name="T120" style:family="text">
      <style:text-properties officeooo:rsid="00fe737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Vickers and Parabellum</text:p>
      <text:p text:style-name="P166"><text:span text:style-name="T93">Based on ‘</text:span>Spandau And Lewis, Version 1.0 – 04/05/2017’</text:p>
      <text:p text:style-name="P167">Introduction to <text:span text:style-name="T35">Vickers and Parabellum</text:span></text:p>
      <text:p text:style-name="P180"><text:span text:style-name="T35">T</text:span><text:span text:style-name="T34">his is a set of rules that take Kaptain Kobold’s </text:span><text:span text:style-name="T35">‘</text:span><text:span text:style-name="T34">Spandau And Lewis’ rules and simplifies some rules and also adds in other rules.</text:span></text:p>
      <text:p text:style-name="P167"><text:span text:style-name="T35">O</text:span><text:span text:style-name="T34">riginal </text:span><text:span text:style-name="T36">i</text:span><text:span text:style-name="T34">ntroduction</text:span></text:p>
      <text:p text:style-name="P191">‘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191">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181">Components for play</text:p>
      <text:p text:style-name="P169"><text:span text:style-name="T38">Aircraft miniatures, ideally of the aircraft they are representing in play but any aircraft will do</text:span><text:span text:style-name="T34">. The rules are written for 1/300th scale models or smaller. If they </text:span><text:span text:style-name="T37">a</text:span><text:span text:style-name="T34">re on </text:span><text:span text:style-name="T37">hexagonal</text:span><text:span text:style-name="T34"> bases things are easier, but it’s not essential. </text:span><text:span text:style-name="T37">Hexagonal bases make it easy to</text:span><text:span text:style-name="T34"> measur</text:span><text:span text:style-name="T37">e</text:span><text:span text:style-name="T34"> </text:span><text:span text:style-name="T8">60º</text:span><text:span text:style-name="T34"> firing arcs, </text:span><text:span text:style-name="T37">but this can also be done with cardboard, protractors, etc.</text:span></text:p>
      <text:p text:style-name="P183">Six-sided dice. At least a couple of these should be red or, at least, distinct from the other dice.</text:p>
      <text:p text:style-name="P183">A tape or ruler marked out in inches.</text:p>
      <text:p text:style-name="P168"><text:span text:style-name="T34">Pencil and paper to record </text:span><text:span text:style-name="T45">crew skill, aircraft </text:span><text:span text:style-name="T34">damage and </text:span><text:span text:style-name="T37">crew status</text:span><text:span text:style-name="T34">.</text:span></text:p>
      <text:p text:style-name="P181">A way of showing an aircraft altitude / height. This can be a 6 sided dice put beside each aircraft or different lengths of stands for their bases; whatever is at hand.</text:p>
      <text:p text:style-name="P181">Aircraft Attributes</text:p>
      <text:p text:style-name="P174"><text:span text:style-name="T34">The various types of aircraft have different attributes depending on their construction, engine, crew layout etc. </text:span><text:span text:style-name="T46">Suggested values are listed in Appendix 1, if your aircraft is not there then use your judgement.</text:span></text:p>
      <text:p text:style-name="P183">Crew</text:p>
      <text:p text:style-name="P175"><text:span text:style-name="T37">The </text:span><text:span text:style-name="T34">aircraft crew</text:span><text:span text:style-name="T37"> </text:span><text:span text:style-name="T34">is divided into Pilots (P) and Observers (O). Usually there is one pilot, and the rest of the fighting crew are regarded Observers. On large machines their may be mechanics or other non-combat crew, but they do not have to be individually kept track of.</text:span></text:p>
      <text:p text:style-name="P183">Armament</text:p>
      <text:p text:style-name="P176"><text:span text:style-name="T34">This is the number of guns available, and who can fire them. For example a single gun fired by the pilot is ‘1P’ and a pair of yoked guns fired by <text:s/>the observer is ‘2O’. </text:span><text:span text:style-name="T39">In addition the firing arcs are shown, being split into </text:span><text:span text:style-name="T8">60º </text:span><text:span text:style-name="T9">they are one side of a hexagon</text:span><text:span text:style-name="T10">.</text:span></text:p>
      <text:list xml:id="list3567696590" text:style-name="L1">
        <text:list-item>
          <text:p text:style-name="P197"><text:span text:style-name="T34">Nose arc (N): </text:span><text:span text:style-name="T7">3</text:span><text:span text:style-name="T8">0º</text:span><text:span text:style-name="T40"> </text:span><text:span text:style-name="T34">either side of the front of the aircraft, so </text:span><text:span text:style-name="T8">60º </text:span><text:span text:style-name="T7">in total. </text:span><text:span text:style-name="T11">Target must be within 1 level higher or 2 levels lower</text:span></text:p>
        </text:list-item>
        <text:list-item>
          <text:p text:style-name="P198"><text:span text:style-name="T7">Tail arc (T): </text:span><text:span text:style-name="T9">3</text:span><text:span text:style-name="T8">0º</text:span><text:span text:style-name="T10"> </text:span><text:span text:style-name="T9">either side of the </text:span><text:span text:style-name="T7">tail</text:span><text:span text:style-name="T9"> of the aircraft, </text:span><text:span text:style-name="T7">again</text:span><text:span text:style-name="T9"> </text:span><text:span text:style-name="T8">60º </text:span><text:span text:style-name="T9">in total. </text:span><text:span text:style-name="T11">Target must be be between 1 and 2 levels higher </text:span></text:p>
        </text:list-item>
        <text:list-item>
          <text:p text:style-name="P198"><text:span text:style-name="T9">L</text:span><text:span text:style-name="T7">eft arc (L): </text:span><text:span text:style-name="T8">60º </text:span><text:span text:style-name="T7">to the left side of the aircraft, starting from where the tail arc finishes. </text:span><text:span text:style-name="T11">Target must be between the same level or 2 levels higher </text:span></text:p>
        </text:list-item>
        <text:list-item>
          <text:p text:style-name="P198"><text:soft-page-break/><text:span text:style-name="T7">Right arc (R): </text:span><text:span text:style-name="T8">60º </text:span><text:span text:style-name="T7">to the right side of the aircraft, starting from where the tail arc finishe</text:span><text:span text:style-name="T11">s.</text:span><text:span text:style-name="T7"> <text:s/></text:span><text:span text:style-name="T11">Target must be between the same level or 2 levels higher </text:span></text:p>
        </text:list-item>
        <text:list-item>
          <text:p text:style-name="P200">Upward arc (U): used for forward firing moveable guns, the same as the Nose arc but target must be be between 1 and 2 levels higher</text:p>
        </text:list-item>
      </text:list>
      <text:p text:style-name="P177"><text:span text:style-name="T7">For example 2PN would be two forward firing guns able to target aircraft flying between one level higher and tow levels lower tha</text:span><text:span text:style-name="T12">n</text:span><text:span text:style-name="T7"> the attacker. O1LRT would be a moveable gun able to cover the tail and to the left and right of the aircraft.</text:span></text:p>
      <text:p text:style-name="P183">Engine</text:p>
      <text:p text:style-name="P189">This is the number of engines. For single engined aircraft, if the engine is disabled then they are out of play. Keep track of engine status for multi-engined aircraft, for each engine disabled subtract 1 off the speed.</text:p>
      <text:p text:style-name="P183">Power</text:p>
      <text:p text:style-name="P178"><text:span text:style-name="T34">This is the ability of an aircraft to hold altitude during turns, evasions and other manoeuvre</text:span><text:span text:style-name="T42">s</text:span><text:span text:style-name="T34">. </text:span><text:span text:style-name="T41">It is a</text:span><text:span text:style-name="T34"> number between 1 and 7, <text:s/></text:span><text:span text:style-name="T41">and if the aircraft fails the power check then it loses altitude. </text:span><text:span text:style-name="T47">See the section on </text:span><text:span text:style-name="T40">Movement and Manoeuvre.</text:span></text:p>
      <text:p text:style-name="P183">Speed</text:p>
      <text:p text:style-name="P190">This is the number of inches an aircraft can move in its turn</text:p>
      <text:p text:style-name="P183">Climb</text:p>
      <text:p text:style-name="P190">This represents how easily an aircraft can climb a level of altitude.</text:p>
      <text:p text:style-name="P183">Strength</text:p>
      <text:p text:style-name="P190">This is the amount of damage points the aircraft can take before it is forced out of play.</text:p>
      <text:p text:style-name="P183">Agility</text:p>
      <text:p text:style-name="P179"><text:span text:style-name="T34">This represents the ability of the aircraft to turn, evade and man</text:span><text:span text:style-name="T43">oeuvre</text:span><text:span text:style-name="T34">. </text:span><text:span text:style-name="T43">There are 5 levels of agility from A to E, with A for the most agile of fighter aircraft and E used for the big beasts of the air with little ability to turn let alone any other </text:span><text:span text:style-name="T44">manoeuvre</text:span><text:span text:style-name="T42">s. </text:span><text:span text:style-name="T34"><text:s/></text:span><text:span text:style-name="T47">The section on </text:span><text:span text:style-name="T40">Movement and Manoeuvre </text:span><text:span text:style-name="T47">shows how this works.</text:span></text:p>
      <text:p text:style-name="P183"/>
      <text:p text:style-name="P183">Pilot Skill</text:p>
      <text:p text:style-name="P183">Aircrew may be:</text:p>
      <text:p text:style-name="P183">Novice Experienced Ace</text:p>
      <text:p text:style-name="P183">-1 on firing and manoeuvre rolls All rolls normal</text:p>
      <text:p text:style-name="P183">+1 on firing and manoeuvre rolls</text:p>
      <text:p text:style-name="P183">If crew quality is not known, roll a die for each plane:</text:p>
      <text:p text:style-name="P183">1 Ace (Two-seaters and bombers roll again 1-3 is an Ace, 4-6 is Experienced) 2-4 Experienced</text:p>
      <text:p text:style-name="P183">5-6 Novice</text:p>
      <text:p text:style-name="P167"/>
      <text:p text:style-name="P185"><text:s/></text:p>
      <text:p text:style-name="P186">Turn Sequence</text:p>
      <text:p text:style-name="P183">(i) Determine initiative</text:p>
      <text:p text:style-name="P183">(ii) The players move all planes with a particular initiative value, in sequence from the</text:p>
      <text:p text:style-name="P183">highest to the lowest.</text:p>
      <text:p text:style-name="P183">(iii) Resolve all firing – this takes place simultaneously.</text:p>
      <text:p text:style-name="P183">(iv) Resolve any end of turn tasks.</text:p>
      <text:p text:style-name="P183">Initiative</text:p>
      <text:p text:style-name="P183">At the start of each turn, each player rolls one die for each of their planes, and notes the numbers. The scores are modified as follows:</text:p>
      <text:p text:style-name="P183">Ace pilot +1 Novice pilot -1</text:p>
      <text:p text:style-name="P183">No plane may have an adjusted score higher than ‘6’ or lower than ‘1’.</text:p>
      <text:p text:style-name="P183">Planes move in initiative order, from the lowest score to the highest.</text:p>
      <text:p text:style-name="P183">In the event of a tie, planes move in order of Agility:</text:p>
      <text:p text:style-name="P183">‘E’ before ‘D’ before ‘C’ before ‘B’ before ‘A’. In all cases a plane with a ‘+’ moves after other planes of the same Agility eg B+ moves after B</text:p>
      <text:p text:style-name="P183">If there is still a tie, planes move in order of pilot experience: Novice before Experienced before Ace</text:p>
      <text:p text:style-name="P183">If there is still a tie, both sides roll a die, and the highest score moves first. This roll applies to all tie- breaks for the rest of the turn.</text:p>
      <text:p text:style-name="P183"/>
      <text:p text:style-name="P183"/>
      <text:p text:style-name="P185"><text:s/></text:p>
      <text:p text:style-name="P186">Movement and Manoeuvre</text:p>
      <text:p text:style-name="P171"><text:span text:style-name="T50">An</text:span><text:span text:style-name="T34"> </text:span><text:span text:style-name="T49">aircraft</text:span><text:span text:style-name="T34"> must move </text:span><text:span text:style-name="T49">its full</text:span><text:span text:style-name="T34"> Speed rating </text:span><text:span text:style-name="T50">each turn</text:span><text:span text:style-name="T34"> </text:span><text:span text:style-name="T51">whether</text:span><text:span text:style-name="T49"> m</text:span><text:span text:style-name="T34">anoeuvr</text:span><text:span text:style-name="T49">ing, climbing,</text:span><text:span text:style-name="T50"> </text:span><text:span text:style-name="T49">diving, o</text:span><text:span text:style-name="T51">r</text:span><text:span text:style-name="T49"> </text:span><text:span text:style-name="T51">moving </text:span><text:span text:style-name="T49">straight ahead.</text:span></text:p>
      <text:p text:style-name="P172"><text:span text:style-name="T34">If a</text:span><text:span text:style-name="T49">n aircraft </text:span><text:span text:style-name="T34">does not manoeuvre, </text:span><text:span text:style-name="T51">climb or dive</text:span><text:span text:style-name="T34"> then a task may be declared for each crewman.</text:span></text:p>
      <text:p text:style-name="P172"><text:span text:style-name="T51">If</text:span><text:span text:style-name="T34"> </text:span><text:span text:style-name="T49">m</text:span><text:span text:style-name="T34">anoeuvr</text:span><text:span text:style-name="T49">ing <text:s/></text:span><text:span text:style-name="T51">then the</text:span><text:span text:style-name="T49"> aircraft m</text:span><text:span text:style-name="T34">anoeuvr</text:span><text:span text:style-name="T49">es it must declare</text:span><text:span text:style-name="T34"> which manoeuvre it is to perform, </text:span><text:span text:style-name="T51">either </text:span><text:span text:style-name="T34">a Turn or a Sideslip, </text:span><text:span text:style-name="T49">and whether it is to the left or right </text:span><text:span text:style-name="T51">before rolling the Power check dice</text:span><text:span text:style-name="T34">.</text:span></text:p>
      <text:p text:style-name="P183">Roll a D6, and adjust for the plane’s capabilities and the pilot ability.</text:p>
      <text:p text:style-name="P183">+1 +1 +1 -1 -1 -1</text:p>
      <text:p text:style-name="P183">Plane Agility class A</text:p>
      <text:p text:style-name="P183">Ace pilot</text:p>
      <text:p text:style-name="P183">No enemy plane within 6” Plane Agility class C, D or E Novice pilot</text:p>
      <text:p text:style-name="P183">Declared Speed of 3 or less</text:p>
      <text:p text:style-name="P183">A plane</text:p>
      <text:p text:style-name="P183">A plane</text:p>
      <text:p text:style-name="P183">A plane</text:p>
      <text:p text:style-name="P183">worse than ‘E’. If it has a + rating, it keeps it in the new class.</text:p>
      <text:p text:style-name="P183">with an Agility of D treats scores higher than ‘4’ as ‘4’</text:p>
      <text:p text:style-name="P183">with an Agility of E treats scores higher than ‘2’ as ‘2’</text:p>
      <text:p text:style-name="P183">which has taken half or more of its hits drops one manoeuvre class, although this cannot go</text:p>
      <text:p text:style-name="P183"><text:s text:c="4"/>Adjusted Roll</text:p>
      <text:p text:style-name="P183">0 or less 1 or 2</text:p>
      <text:p text:style-name="P183">3 or 4</text:p>
      <text:p text:style-name="P183">5 or 6 7+</text:p>
      <text:p text:style-name="P183">Turn Sideslip</text:p>
      <text:p text:style-name="P183">None None 45 degrees 1” Up to 90 degrees 2” Up to 135 degrees 3” Up to 180 degrees 4”</text:p>
      <text:p text:style-name="P183">Notes</text:p>
      <text:p text:style-name="P183">All planes</text:p>
      <text:p text:style-name="P183">Not ‘E’, Power check</text:p>
      <text:p text:style-name="P183">Not ‘D’ or ‘E’, Power check Not ‘D’ or ‘E’, Power check</text:p>
      <text:p text:style-name="P167"><text:span text:style-name="T49">Each t</text:span><text:span text:style-name="T34">urn, the plane moves at least 2”, and then turns up to the listed angle in the declared direction. It then finishes </text:span><text:span text:style-name="T49">all </text:span><text:span text:style-name="T34">its remaining move, </text:span><text:span text:style-name="T49">given by its Speed rating,</text:span><text:span text:style-name="T34"> on the new heading. A plane which declares a turn must turn at least 45 degrees if a turn is allowed.</text:span></text:p>
      <text:p text:style-name="P183">For a Sideslip, move the plane sideways up to the listed amount. The plane then moves forward the distance it declared. However you cannot sideslip further than your declared move, so a plane with 2” of declared move cannot sideslip further than 2” that turn, even if the dice score is 5 or more.</text:p>
      <text:p text:style-name="P183">All moves, including sideslips, must be in whole inches.</text:p>
      <text:p text:style-name="P170"><text:soft-page-break/><text:span text:style-name="T34">If a plane turns over 45 degrees, or sideslips more than 1”, then it must make a Power check. Roll a die; if the score is less than or equal to the plane’s Power then the aircraft is OK, </text:span><text:span text:style-name="T48">o</text:span><text:span text:style-name="T34">therwise </text:span><text:span text:style-name="T48">it drops by one altitude level.</text:span></text:p>
      <text:p text:style-name="P183">5</text:p>
      <text:p text:style-name="P183"/>
      <text:p text:style-name="P183"/>
      <text:p text:style-name="P183"/>
      <text:p text:style-name="P184"><text:s/>Firing</text:p>
      <text:p text:style-name="P183">All firing is simultaneous, so a plane which is destroyed, but which could have fired, gets to do so. Range is 6”. Up to 3” is Close Range. All ranges are measured from pilot to pilot.</text:p>
      <text:p text:style-name="P183">The Nose and Tail arcs are 45 degrees each side of a plane’s centreline. A plane is in a particular arc if the pilot is in that arc. If a plane can bring more than one gun to bear on a given arc, it may only use one of them on a given target in a turn.</text:p>
      <text:p text:style-name="P183">Firing consumes one round of ammo.</text:p>
      <text:p text:style-name="P183">Determine how</text:p>
      <text:p text:style-name="P183">+1 die +1 die +1 die +1 die +1 die -1 die -1 die -1 die -1 die</text:p>
      <text:p text:style-name="P183">many dice are rolled. Start with two dice.</text:p>
      <text:p text:style-name="P183">Close Range</text:p>
      <text:p text:style-name="P183">Ace firing</text:p>
      <text:p text:style-name="P183">Firing into target’s Tail Arc from own Nose Arc.</text:p>
      <text:p text:style-name="P183">Target plane started the game with an Agility of ‘D’ or ‘E’.</text:p>
      <text:p text:style-name="P183">Target plane has not spotted any enemy (see optional Spotting rules)</text:p>
      <text:p text:style-name="P183">Novice firing</text:p>
      <text:p text:style-name="P183">Firing into target’s Nose Arc from own Nose Arc.</text:p>
      <text:p text:style-name="P183">Firing into own Tail Arc or any Restricted Arc.</text:p>
      <text:p text:style-name="P183">If there is any plane (friend or enemy) in the same arc as the target, but closer.</text:p>
      <text:p text:style-name="P183">If the final total is zero dice then treat as one dice, but it only score a hit on a ‘6’.</text:p>
      <text:p text:style-name="P183">If the final score is less than zero then no shot is possible, but no ammo is expended.</text:p>
      <text:p text:style-name="P183">One of the dice rolled must be Red, or a different colour to the others (if any).</text:p>
      <text:p text:style-name="P183">Roll the relevant number of dice. Each dice which scores ‘5’ or more is a hit if firing a single gun, ‘4’ or more if firing twin guns. Mark all hits off the target aircraft.</text:p>
      <text:p text:style-name="P183">If the plane has a supplemental gun in the relevant firing arc, and the shot is at Close Range, the player may reroll one die, apart from the Red die. However they must accept the new score.</text:p>
      <text:p text:style-name="P183">If the Red Die score a ‘1’ the gun may jam. Roll it again – if it scores a ‘1’ then the gun has jammed. An attempt can be made to clear a jam each turn, after the plane has moved. Roll a single die; on a ‘6 the jam is cleared, unless the plane flew straight with no turns or sideslips, in which case a ‘5’ or ‘6’ will clear it.</text:p>
      <text:p text:style-name="P183">Total up how many dice scored an unmodified ‘6’. This is the Critical score. Roll a D6. If it scores equal to, or less than, the Critical score, then a critical hit has been scored. Roll a die to see what it is:</text:p>
      <text:p text:style-name="P183">1-2 Crew Killed –Randomly determine which crew member is hit. That crew position can no longer perform tasks or fire weapons. If the affected crewman in the pilot then the plane is lost.</text:p>
      <text:p text:style-name="P183">3-4 Structural failure – plane takes 2 hits immediately.</text:p>
      <text:p text:style-name="P183">5-6 Engine hit – On a plane with more than one engine, the first time this is rolled, the plane takes 2 hits, loses one point off its maximum speed and takes a -1 on all Manoeuvre rolls. In all other cases the plane is lost.</text:p>
      <text:p text:style-name="P183"><text:soft-page-break/>If a plane has no hits left, it is destroyed.</text:p>
      <text:p text:style-name="P183">Actions</text:p>
      <text:p text:style-name="P183">At the end of the turn, the crew of a plane may perform an action, such as observing or photographing an objective. To do this they must have moved at a speed of no more than 3” and declared no turns or sideslips, whilst ending their move over the objective. The crewman performing the action, usually the observer, cannot have fired a weapon during the turn.</text:p>
      <text:p text:style-name="P187"><text:s/></text:p>
      <text:p text:style-name="P188">Optional Rules</text:p>
      <text:p text:style-name="P183">Clouds</text:p>
      <text:p text:style-name="P183">These should be represented by irregular pieces of white card, or something similar, roughly 2-4” across.</text:p>
      <text:p text:style-name="P183">Planes may freely move into and through clouds. However a plane which starts the move inside a cloud receives a -1 to its initiative roll, and a -1 on its manoeuvre roll.</text:p>
      <text:p text:style-name="P183">A firing cannot be conducted if the line of fire passes through or into a cloud. Planes cannot spot or be spotted through or into a cloud.</text:p>
      <text:p text:style-name="P183">Spotting</text:p>
      <text:p text:style-name="P183">For a simple game it can be assumed that all aircraft are aware of the enemy aircraft on the board. This rule allows one or both sides to be unaware of the enemy planes.</text:p>
      <text:p text:style-name="P183">All aircraft on one or both sides start the game unaware of any enemy aircraft. At the end of each turn an aircraft or a formation can attempt to spot one enemy aircraft or formation. Roll 2D6 and score 8+ to do so. Modify the roll as as follows:</text:p>
      <text:p text:style-name="P183">+1 Formation spotting Formation</text:p>
      <text:p text:style-name="P183">-1 Lone aircraft spotting Lone aircraft</text:p>
      <text:p text:style-name="P183">+1 Formation contains at least one Ace Crew/Pilot</text:p>
      <text:p text:style-name="P183">-1 Half or more of formation is made up of Novice Crews/Pilots +1 If in formation of four or more aircraft.</text:p>
      <text:p text:style-name="P183">+1 Range is up to 6"</text:p>
      <text:p text:style-name="P183">-1 Range is over 12"</text:p>
      <text:p text:style-name="P183">If a single-seater:</text:p>
      <text:p text:style-name="P183">+1 Spotting into Nose Arc -1 Spotting into Tail Arc</text:p>
      <text:p text:style-name="P183">Other aircraft:</text:p>
      <text:p text:style-name="P183">+1 Spotting into Nose, Left or Right Arc +1 Three or more crew</text:p>
      <text:p text:style-name="P183">Any Pusher (in addition to above) -1 Spotting into Tail Arc</text:p>
      <text:p text:style-name="P183">Formations - A formation is a group of two or more aircraft that have not yet spotted an enemy. Each aircraft in the formation must remain within 3" of at least one other aircraft in the formation at all times. When spotting measure from the nearest aircraft in the formation to the nearest target</text:p>
      <text:p text:style-name="P183">9</text:p>
      <text:p text:style-name="P183"/>
      <text:p text:style-name="P183"><text:s/>aircraft.</text:p>
      <text:p text:style-name="P183">If an aircraft or formation has not spotted an enemy aircraft then it moves at 3" per turn and each plane can make up to one 45 degree turn or 1” of sideslip (you do not have to roll to do this however). Once an enemy aircraft is spotted then the plane or formation becomes aware</text:p>
      <text:p text:style-name="P183">of all enemy aircraft and can move normally.</text:p>
      <text:p text:style-name="P183">Aircraft not aware of the enemy are moved before initiative rolls are made. Both sides rolls a dice, with the lowest score moving all of their unalerted aircraft first. Planes which have not spotted an enemy may not fire, but may engage ground targets if this is part of their mission.</text:p>
      <text:p text:style-name="P183"><text:soft-page-break/>There is a firing bonus if the target is a plane which has not spotted an enemy aircraft. Once a plane has been fired on, it automatically spots all enemy aircraft, as do any others in the same formation.</text:p>
      <text:p text:style-name="P183">Crew Skills</text:p>
      <text:p text:style-name="P183">The crew experience is deliberately simplistic. An early version of the rules had Inexperienced and Experienced pilots, but then split the Veteran pilots up into individual skills.</text:p>
      <text:p text:style-name="P183">Currently a Ace pilot gets a bonus when spotting, on initiative, when rolling for a maneuver and when firing. This system breaks these down into individual abilities.</text:p>
      <text:p text:style-name="P183">Pilots are graded as Inexperienced or Experienced. Experienced pilots may gain Abilities. These are Alertness, Flying Skill and Gunnery</text:p>
      <text:p text:style-name="P183">Alertness Pilot Skill Gunnery</text:p>
      <text:p text:style-name="P183">The pilot gets +1 when spotting, and on initiative rolls The pilot gets +1 when rolling on the maneuver table The pilot gets +1 when firing</text:p>
      <text:p text:style-name="P183">(A pilot with all three abilities is basically an Ace pilot in the regular rules). Crewmen may also have skills, which are independent from their grading.</text:p>
      <text:p text:style-name="P183">Marksman - When testing to see if a critical has been scored, the crewman rolls two dice and uses the one with the lowest score</text:p>
      <text:p text:style-name="P183">Killer - When firing, the crewman rolls before all other gunnery is resolved. If there are multiple Killers present then they all roll simultaneously.</text:p>
      <text:p text:style-name="P183">Eagle Eyes - The pilot, or a formation he is part of, may reroll their spotting dice. Stamina - If the crewman is subject to a crew critical hit, roll a D6. On a 4+ it is ignored. Mechanic - If the crewman’s gun jams, roll a D6. On a 4+ the jam is cleared immediately.</text:p>
      <text:p text:style-name="P183">Small Arms</text:p>
      <text:p text:style-name="P182">Rifles and pistols were sometimes used before aircraft could be armed with machine guns.</text:p>
      <text:p text:style-name="P166"/>
      <text:p text:style-name="P199">Appendix 1 – <text:span text:style-name="T102">Aircraft attributes</text:span></text:p>
      <text:p text:style-name="P173"/>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64">German and Aust<text:span text:style-name="T112">ro-Hunga</text:span>rian</text:p>
            </table:table-cell>
            <table:table-cell table:style-name="Table2.A1" office:value-type="string">
              <text:p text:style-name="P113">Crew</text:p>
            </table:table-cell>
            <table:table-cell table:style-name="Table2.A1" office:value-type="string">
              <text:p text:style-name="P128">Armament</text:p>
            </table:table-cell>
            <table:table-cell table:style-name="Table2.A1" office:value-type="string">
              <text:p text:style-name="P153">Engine</text:p>
            </table:table-cell>
            <table:table-cell table:style-name="Table2.A1" office:value-type="string">
              <text:p text:style-name="P162">Power</text:p>
            </table:table-cell>
            <table:table-cell table:style-name="Table2.A1" office:value-type="string">
              <text:p text:style-name="P162">Speed</text:p>
            </table:table-cell>
            <table:table-cell table:style-name="Table2.A1" office:value-type="string">
              <text:p text:style-name="P163">Climb</text:p>
            </table:table-cell>
            <table:table-cell table:style-name="Table2.A1" office:value-type="string">
              <text:p text:style-name="P156">Strength</text:p>
            </table:table-cell>
            <table:table-cell table:style-name="Table2.A1" office:value-type="string">
              <text:p text:style-name="P162">Agility</text:p>
            </table:table-cell>
            <table:table-cell table:style-name="Table2.J1" office:value-type="string">
              <text:p text:style-name="P162">Comments</text:p>
            </table:table-cell>
          </table:table-row>
        </table:table-header-rows>
        <table:table-row table:style-name="Table2.2">
          <table:table-cell table:style-name="Table2.A2" office:value-type="string">
            <text:p text:style-name="P125">Albatros D.II</text:p>
          </table:table-cell>
          <table:table-cell table:style-name="Table2.A2" office:value-type="string">
            <text:p text:style-name="P114">1<text:span text:style-name="T101">P</text:span></text:p>
          </table:table-cell>
          <table:table-cell table:style-name="Table2.A2" office:value-type="string">
            <text:p text:style-name="P127">P:2N</text:p>
          </table:table-cell>
          <table:table-cell table:style-name="Table2.A2" office:value-type="string">
            <text:p text:style-name="P112">1</text:p>
          </table:table-cell>
          <table:table-cell table:style-name="Table2.A2" office:value-type="string">
            <text:p text:style-name="P129">4</text:p>
          </table:table-cell>
          <table:table-cell table:style-name="Table2.A2" office:value-type="string">
            <text:p text:style-name="P121">5</text:p>
          </table:table-cell>
          <table:table-cell table:style-name="Table2.A2" office:value-type="string">
            <text:p text:style-name="P123"/>
          </table:table-cell>
          <table:table-cell table:style-name="Table2.A2" office:value-type="string">
            <text:p text:style-name="P123">6</text:p>
          </table:table-cell>
          <table:table-cell table:style-name="Table2.A2" office:value-type="string">
            <text:p text:style-name="P121">B</text:p>
          </table:table-cell>
          <table:table-cell table:style-name="Table2.J2" office:value-type="string">
            <text:p text:style-name="P122"/>
          </table:table-cell>
        </table:table-row>
        <table:table-row table:style-name="TableLine140348594538160">
          <table:table-cell table:style-name="Table2.A2" office:value-type="string">
            <text:p text:style-name="P125">Albatros D.II<text:span text:style-name="T1">I</text:span></text:p>
          </table:table-cell>
          <table:table-cell table:style-name="Table2.A2" office:value-type="string">
            <text:p text:style-name="P114">1<text:span text:style-name="T101">P</text:span></text:p>
          </table:table-cell>
          <table:table-cell table:style-name="Table2.A2" office:value-type="string">
            <text:p text:style-name="P127">P:2N</text:p>
          </table:table-cell>
          <table:table-cell table:style-name="Table2.A2" office:value-type="string">
            <text:p text:style-name="P112">1</text:p>
          </table:table-cell>
          <table:table-cell table:style-name="Table2.A2" office:value-type="string">
            <text:p text:style-name="P129">5</text:p>
          </table:table-cell>
          <table:table-cell table:style-name="Table2.A2" office:value-type="string">
            <text:p text:style-name="P121">5</text:p>
          </table:table-cell>
          <table:table-cell table:style-name="Table2.A2" office:value-type="string">
            <text:p text:style-name="P123"/>
          </table:table-cell>
          <table:table-cell table:style-name="Table2.A2" office:value-type="string">
            <text:p text:style-name="P123">6</text:p>
          </table:table-cell>
          <table:table-cell table:style-name="Table2.A2" office:value-type="string">
            <text:p text:style-name="P124">B</text:p>
          </table:table-cell>
          <table:table-cell table:style-name="Table2.J2" office:value-type="string">
            <text:p text:style-name="P122"/>
          </table:table-cell>
        </table:table-row>
        <table:table-row table:style-name="Table2.4">
          <table:table-cell table:style-name="Table2.A2" office:value-type="string">
            <text:p text:style-name="P126">Albatros D.V / D.Va</text:p>
          </table:table-cell>
          <table:table-cell table:style-name="Table2.A2" office:value-type="string">
            <text:p text:style-name="P114">1<text:span text:style-name="T101">P</text:span></text:p>
          </table:table-cell>
          <table:table-cell table:style-name="Table2.A2" office:value-type="string">
            <text:p text:style-name="P127">P:2N</text:p>
          </table:table-cell>
          <table:table-cell table:style-name="Table2.A2" office:value-type="string">
            <text:p text:style-name="P112">1</text:p>
          </table:table-cell>
          <table:table-cell table:style-name="Table2.A2" office:value-type="string">
            <text:p text:style-name="P130">5</text:p>
          </table:table-cell>
          <table:table-cell table:style-name="Table2.A2" office:value-type="string">
            <text:p text:style-name="P131">6</text:p>
          </table:table-cell>
          <table:table-cell table:style-name="Table2.A2" office:value-type="string">
            <text:p text:style-name="P123"/>
          </table:table-cell>
          <table:table-cell table:style-name="Table2.A2" office:value-type="string">
            <text:p text:style-name="P123">6</text:p>
          </table:table-cell>
          <table:table-cell table:style-name="Table2.A2" office:value-type="string">
            <text:p text:style-name="P124">B</text:p>
          </table:table-cell>
          <table:table-cell table:style-name="Table2.J2" office:value-type="string">
            <text:p text:style-name="P122"/>
          </table:table-cell>
        </table:table-row>
        <table:table-row table:style-name="TableLine140348594560144">
          <table:table-cell table:style-name="Table2.A2" office:value-type="string">
            <text:p text:style-name="P115">Aviatik D.I <text:span text:style-name="T26">(</text:span><text:span text:style-name="T25">Austrian</text:span><text:span text:style-name="T26">)</text:span></text:p>
          </table:table-cell>
          <table:table-cell table:style-name="Table2.A2" office:value-type="string">
            <text:p text:style-name="P114">1<text:span text:style-name="T101">P</text:span></text:p>
          </table:table-cell>
          <table:table-cell table:style-name="Table2.A2" office:value-type="string">
            <text:p text:style-name="P127">P:2N</text:p>
          </table:table-cell>
          <table:table-cell table:style-name="Table2.A2" office:value-type="string">
            <text:p text:style-name="P112">1</text:p>
          </table:table-cell>
          <table:table-cell table:style-name="Table2.A2" office:value-type="string">
            <text:p text:style-name="P129">5</text:p>
          </table:table-cell>
          <table:table-cell table:style-name="Table2.A2" office:value-type="string">
            <text:p text:style-name="P132">6</text:p>
          </table:table-cell>
          <table:table-cell table:style-name="Table2.A2" office:value-type="string">
            <text:p text:style-name="P133"/>
          </table:table-cell>
          <table:table-cell table:style-name="Table2.A2" office:value-type="string">
            <text:p text:style-name="P133">6</text:p>
          </table:table-cell>
          <table:table-cell table:style-name="Table2.A2" office:value-type="string">
            <text:p text:style-name="P124">C</text:p>
          </table:table-cell>
          <table:table-cell table:style-name="Table2.J2" office:value-type="string">
            <text:p text:style-name="P115"><text:span text:style-name="T25">Also known as </text:span><text:span text:style-name="T4">Berg D.I</text:span></text:p>
          </table:table-cell>
        </table:table-row>
        <table:table-row table:style-name="TableLine140348594560416">
          <table:table-cell table:style-name="Table2.A2" office:value-type="string">
            <text:p text:style-name="P112">Fokker E.III</text:p>
          </table:table-cell>
          <table:table-cell table:style-name="Table2.A2" office:value-type="string">
            <text:p text:style-name="P114">1<text:span text:style-name="T101">P</text:span></text:p>
          </table:table-cell>
          <table:table-cell table:style-name="Table2.A2" office:value-type="string">
            <text:p text:style-name="P127">P:1N</text:p>
          </table:table-cell>
          <table:table-cell table:style-name="Table2.A2" office:value-type="string">
            <text:p text:style-name="P112">1</text:p>
          </table:table-cell>
          <table:table-cell table:style-name="Table2.A2" office:value-type="string">
            <text:p text:style-name="P134">3</text:p>
          </table:table-cell>
          <table:table-cell table:style-name="Table2.A2" office:value-type="string">
            <text:p text:style-name="P121">4</text:p>
          </table:table-cell>
          <table:table-cell table:style-name="Table2.A2" office:value-type="string">
            <text:p text:style-name="P135"/>
          </table:table-cell>
          <table:table-cell table:style-name="Table2.A2" office:value-type="string">
            <text:p text:style-name="P135">5</text:p>
          </table:table-cell>
          <table:table-cell table:style-name="Table2.A2" office:value-type="string">
            <text:p text:style-name="P124">D</text:p>
          </table:table-cell>
          <table:table-cell table:style-name="Table2.J2" office:value-type="string">
            <text:p text:style-name="P136">Fokker <text:span text:style-name="T1">Eindecker</text:span></text:p>
          </table:table-cell>
        </table:table-row>
        <table:table-row table:style-name="TableLine140348594560688">
          <table:table-cell table:style-name="Table2.A2" office:value-type="string">
            <text:p text:style-name="P112">Fokker D.III</text:p>
          </table:table-cell>
          <table:table-cell table:style-name="Table2.A2" office:value-type="string">
            <text:p text:style-name="P114">1<text:span text:style-name="T101">P</text:span></text:p>
          </table:table-cell>
          <table:table-cell table:style-name="Table2.A2" office:value-type="string">
            <text:p text:style-name="P127">P:1N</text:p>
          </table:table-cell>
          <table:table-cell table:style-name="Table2.A2" office:value-type="string">
            <text:p text:style-name="P112">1</text:p>
          </table:table-cell>
          <table:table-cell table:style-name="Table2.A2" office:value-type="string">
            <text:p text:style-name="P134">3</text:p>
          </table:table-cell>
          <table:table-cell table:style-name="Table2.A2" office:value-type="string">
            <text:p text:style-name="P138">5</text:p>
          </table:table-cell>
          <table:table-cell table:style-name="Table2.A2" office:value-type="string">
            <text:p text:style-name="P135"/>
          </table:table-cell>
          <table:table-cell table:style-name="Table2.A2" office:value-type="string">
            <text:p text:style-name="P135">5</text:p>
          </table:table-cell>
          <table:table-cell table:style-name="Table2.A2" office:value-type="string">
            <text:p text:style-name="P124">D</text:p>
          </table:table-cell>
          <table:table-cell table:style-name="Table2.J2" office:value-type="string">
            <text:p text:style-name="P122"/>
          </table:table-cell>
        </table:table-row>
        <table:table-row table:style-name="TableLine140348594559632">
          <table:table-cell table:style-name="Table2.A2" office:value-type="string">
            <text:p text:style-name="P112">Fokker Dr.I</text:p>
          </table:table-cell>
          <table:table-cell table:style-name="Table2.A2" office:value-type="string">
            <text:p text:style-name="P114">1<text:span text:style-name="T101">P</text:span></text:p>
          </table:table-cell>
          <table:table-cell table:style-name="Table2.A2" office:value-type="string">
            <text:p text:style-name="P127">P:2N<text:span text:style-name="T5">U</text:span></text:p>
          </table:table-cell>
          <table:table-cell table:style-name="Table2.A2" office:value-type="string">
            <text:p text:style-name="P112">1</text:p>
          </table:table-cell>
          <table:table-cell table:style-name="Table2.A2" office:value-type="string">
            <text:p text:style-name="P139">5</text:p>
          </table:table-cell>
          <table:table-cell table:style-name="Table2.A2" office:value-type="string">
            <text:p text:style-name="P131">5</text:p>
          </table:table-cell>
          <table:table-cell table:style-name="Table2.A2" office:value-type="string">
            <text:p text:style-name="P140"/>
          </table:table-cell>
          <table:table-cell table:style-name="Table2.A2" office:value-type="string">
            <text:p text:style-name="P135">5</text:p>
          </table:table-cell>
          <table:table-cell table:style-name="Table2.A2" office:value-type="string">
            <text:p text:style-name="P124">A</text:p>
          </table:table-cell>
          <table:table-cell table:style-name="Table2.J2" office:value-type="string">
            <text:p text:style-name="P136">Fokker <text:span text:style-name="T1">Triplane, </text:span>agility <text:span text:style-name="T30">allow</text:span>s fir<text:span text:style-name="T30">e</text:span> at incline </text:p>
          </table:table-cell>
        </table:table-row>
        <table:table-row table:style-name="Table2.9">
          <table:table-cell table:style-name="Table2.A2" office:value-type="string">
            <text:p text:style-name="P112">Fokker D.VII <text:span text:style-name="T33">(Mercedes DIIIa)</text:span></text:p>
          </table:table-cell>
          <table:table-cell table:style-name="Table2.A2" office:value-type="string">
            <text:p text:style-name="P114">1<text:span text:style-name="T101">P</text:span></text:p>
          </table:table-cell>
          <table:table-cell table:style-name="Table2.A2" office:value-type="string">
            <text:p text:style-name="P127">P:2N<text:span text:style-name="T5">U</text:span></text:p>
          </table:table-cell>
          <table:table-cell table:style-name="Table2.A2" office:value-type="string">
            <text:p text:style-name="P112">1</text:p>
          </table:table-cell>
          <table:table-cell table:style-name="Table2.A2" office:value-type="string">
            <text:p text:style-name="P139">6</text:p>
          </table:table-cell>
          <table:table-cell table:style-name="Table2.A2" office:value-type="string">
            <text:p text:style-name="P121">6</text:p>
          </table:table-cell>
          <table:table-cell table:style-name="Table2.A2" office:value-type="string">
            <text:p text:style-name="P135"/>
          </table:table-cell>
          <table:table-cell table:style-name="Table2.A2" office:value-type="string">
            <text:p text:style-name="P135">7</text:p>
          </table:table-cell>
          <table:table-cell table:style-name="Table2.A2" office:value-type="string">
            <text:p text:style-name="P124">B</text:p>
          </table:table-cell>
          <table:table-cell table:style-name="Table2.J2" office:value-type="string">
            <text:p text:style-name="P136"><text:s/>‘<text:span text:style-name="T32">H</text:span>ang on the prop’ to fire at incline</text:p>
          </table:table-cell>
        </table:table-row>
        <table:table-row table:style-name="TableLine140348594561232">
          <table:table-cell table:style-name="Table2.A2" office:value-type="string">
            <text:p text:style-name="P112">Fokker D.VII<text:span text:style-name="T32">F </text:span><text:span text:style-name="T33">(BMW IIIa)</text:span></text:p>
          </table:table-cell>
          <table:table-cell table:style-name="Table2.A2" office:value-type="string">
            <text:p text:style-name="P114">1<text:span text:style-name="T101">P</text:span></text:p>
          </table:table-cell>
          <table:table-cell table:style-name="Table2.A2" office:value-type="string">
            <text:p text:style-name="P127">P:2N<text:span text:style-name="T5">U</text:span></text:p>
          </table:table-cell>
          <table:table-cell table:style-name="Table2.A2" office:value-type="string">
            <text:p text:style-name="P112">1</text:p>
          </table:table-cell>
          <table:table-cell table:style-name="Table2.A2" office:value-type="string">
            <text:p text:style-name="P139">6</text:p>
          </table:table-cell>
          <table:table-cell table:style-name="Table2.A2" office:value-type="string">
            <text:p text:style-name="P141">7</text:p>
          </table:table-cell>
          <table:table-cell table:style-name="Table2.A2" office:value-type="string">
            <text:p text:style-name="P135"/>
          </table:table-cell>
          <table:table-cell table:style-name="Table2.A2" office:value-type="string">
            <text:p text:style-name="P135">7</text:p>
          </table:table-cell>
          <table:table-cell table:style-name="Table2.A2" office:value-type="string">
            <text:p text:style-name="P124">B</text:p>
          </table:table-cell>
          <table:table-cell table:style-name="Table2.J2" office:value-type="string">
            <text:p text:style-name="P136"><text:s/>‘<text:span text:style-name="T32">H</text:span>ang on the prop’ to fire at incline</text:p>
          </table:table-cell>
        </table:table-row>
        <table:table-row table:style-name="TableLine140348594561504">
          <table:table-cell table:style-name="Table2.A2" office:value-type="string">
            <text:p text:style-name="P112">Fokker E.V / D.VIII</text:p>
          </table:table-cell>
          <table:table-cell table:style-name="Table2.A2" office:value-type="string">
            <text:p text:style-name="P114">1<text:span text:style-name="T101">P</text:span></text:p>
          </table:table-cell>
          <table:table-cell table:style-name="Table2.A2" office:value-type="string">
            <text:p text:style-name="P127">P:2N</text:p>
          </table:table-cell>
          <table:table-cell table:style-name="Table2.A2" office:value-type="string">
            <text:p text:style-name="P112">1</text:p>
          </table:table-cell>
          <table:table-cell table:style-name="Table2.A2" office:value-type="string">
            <text:p text:style-name="P139">6</text:p>
          </table:table-cell>
          <table:table-cell table:style-name="Table2.A2" office:value-type="string">
            <text:p text:style-name="P131">7</text:p>
          </table:table-cell>
          <table:table-cell table:style-name="Table2.A2" office:value-type="string">
            <text:p text:style-name="P135"/>
          </table:table-cell>
          <table:table-cell table:style-name="Table2.A2" office:value-type="string">
            <text:p text:style-name="P135">7</text:p>
          </table:table-cell>
          <table:table-cell table:style-name="Table2.A2" office:value-type="string">
            <text:p text:style-name="P124">B</text:p>
          </table:table-cell>
          <table:table-cell table:style-name="Table2.J2" office:value-type="string">
            <text:p text:style-name="P122"/>
          </table:table-cell>
        </table:table-row>
        <table:table-row table:style-name="Table2.12">
          <table:table-cell table:style-name="Table2.A2" office:value-type="string">
            <text:p text:style-name="P112">Halberstadt D.II</text:p>
          </table:table-cell>
          <table:table-cell table:style-name="Table2.A2" office:value-type="string">
            <text:p text:style-name="P114">1<text:span text:style-name="T101">P</text:span></text:p>
          </table:table-cell>
          <table:table-cell table:style-name="Table2.A2" office:value-type="string">
            <text:p text:style-name="P127">P:1N</text:p>
          </table:table-cell>
          <table:table-cell table:style-name="Table2.A2" office:value-type="string">
            <text:p text:style-name="P112">1</text:p>
          </table:table-cell>
          <table:table-cell table:style-name="Table2.A2" office:value-type="string">
            <text:p text:style-name="P134">3</text:p>
          </table:table-cell>
          <table:table-cell table:style-name="Table2.A2" office:value-type="string">
            <text:p text:style-name="P142">4</text:p>
          </table:table-cell>
          <table:table-cell table:style-name="Table2.A2" office:value-type="string">
            <text:p text:style-name="P135"/>
          </table:table-cell>
          <table:table-cell table:style-name="Table2.A2" office:value-type="string">
            <text:p text:style-name="P135">5</text:p>
          </table:table-cell>
          <table:table-cell table:style-name="Table2.A2" office:value-type="string">
            <text:p text:style-name="P124">C</text:p>
          </table:table-cell>
          <table:table-cell table:style-name="Table2.J2" office:value-type="string">
            <text:p text:style-name="P122"/>
          </table:table-cell>
        </table:table-row>
        <table:table-row table:style-name="Table2.13">
          <table:table-cell table:style-name="Table2.A2" office:value-type="string">
            <text:p text:style-name="P112">Hansa-Brandenb<text:span text:style-name="T28">u</text:span>rg <text:span text:style-name="T2">CC</text:span></text:p>
          </table:table-cell>
          <table:table-cell table:style-name="Table2.A2" office:value-type="string">
            <text:p text:style-name="P114">1<text:span text:style-name="T101">P</text:span></text:p>
          </table:table-cell>
          <table:table-cell table:style-name="Table2.A2" office:value-type="string">
            <text:p text:style-name="P127">P:1/<text:span text:style-name="T6">2</text:span>N</text:p>
          </table:table-cell>
          <table:table-cell table:style-name="Table2.A2" office:value-type="string">
            <text:p text:style-name="P112">1</text:p>
          </table:table-cell>
          <table:table-cell table:style-name="Table2.A2" office:value-type="string">
            <text:p text:style-name="P139">3</text:p>
          </table:table-cell>
          <table:table-cell table:style-name="Table2.A2" office:value-type="string">
            <text:p text:style-name="P143">5</text:p>
          </table:table-cell>
          <table:table-cell table:style-name="Table2.A2" office:value-type="string">
            <text:p text:style-name="P135"/>
          </table:table-cell>
          <table:table-cell table:style-name="Table2.A2" office:value-type="string">
            <text:p text:style-name="P135">6</text:p>
          </table:table-cell>
          <table:table-cell table:style-name="Table2.A2" office:value-type="string">
            <text:p text:style-name="P124">D</text:p>
          </table:table-cell>
          <table:table-cell table:style-name="Table2.J2" office:value-type="string">
            <text:p text:style-name="P144">Fitted with either 1 or 2 guns</text:p>
          </table:table-cell>
        </table:table-row>
        <table:table-row table:style-name="TableLine140348594562368">
          <table:table-cell table:style-name="Table2.A2" office:value-type="string">
            <text:p text:style-name="P112">Hansa-Brandenb<text:span text:style-name="T28">u</text:span>rg D.I</text:p>
          </table:table-cell>
          <table:table-cell table:style-name="Table2.A2" office:value-type="string">
            <text:p text:style-name="P114">1<text:span text:style-name="T101">P</text:span></text:p>
          </table:table-cell>
          <table:table-cell table:style-name="Table2.A2" office:value-type="string">
            <text:p text:style-name="P127">P:1N</text:p>
          </table:table-cell>
          <table:table-cell table:style-name="Table2.A2" office:value-type="string">
            <text:p text:style-name="P112">1</text:p>
          </table:table-cell>
          <table:table-cell table:style-name="Table2.A2" office:value-type="string">
            <text:p text:style-name="P134">4</text:p>
          </table:table-cell>
          <table:table-cell table:style-name="Table2.A2" office:value-type="string">
            <text:p text:style-name="P142">6</text:p>
          </table:table-cell>
          <table:table-cell table:style-name="Table2.A2" office:value-type="string">
            <text:p text:style-name="P135"/>
          </table:table-cell>
          <table:table-cell table:style-name="Table2.A2" office:value-type="string">
            <text:p text:style-name="P135">6</text:p>
          </table:table-cell>
          <table:table-cell table:style-name="Table2.A2" office:value-type="string">
            <text:p text:style-name="P124">C</text:p>
          </table:table-cell>
          <table:table-cell table:style-name="Table2.J2" office:value-type="string">
            <text:p text:style-name="P122"/>
          </table:table-cell>
        </table:table-row>
        <table:table-row table:style-name="TableLine140348594562640">
          <table:table-cell table:style-name="Table2.A2" office:value-type="string">
            <text:p text:style-name="P112">Junkers D.I</text:p>
          </table:table-cell>
          <table:table-cell table:style-name="Table2.A2" office:value-type="string">
            <text:p text:style-name="P114">1<text:span text:style-name="T101">P</text:span></text:p>
          </table:table-cell>
          <table:table-cell table:style-name="Table2.A2" office:value-type="string">
            <text:p text:style-name="P127">P:2N</text:p>
          </table:table-cell>
          <table:table-cell table:style-name="Table2.A2" office:value-type="string">
            <text:p text:style-name="P112">1</text:p>
          </table:table-cell>
          <table:table-cell table:style-name="Table2.A2" office:value-type="string">
            <text:p text:style-name="P134">3</text:p>
          </table:table-cell>
          <table:table-cell table:style-name="Table2.A2" office:value-type="string">
            <text:p text:style-name="P145">8</text:p>
          </table:table-cell>
          <table:table-cell table:style-name="Table2.A2" office:value-type="string">
            <text:p text:style-name="P135"/>
          </table:table-cell>
          <table:table-cell table:style-name="Table2.A2" office:value-type="string">
            <text:p text:style-name="P135">8</text:p>
          </table:table-cell>
          <table:table-cell table:style-name="Table2.A2" office:value-type="string">
            <text:p text:style-name="P124">D</text:p>
          </table:table-cell>
          <table:table-cell table:style-name="Table2.J2" office:value-type="string">
            <text:p text:style-name="P122"/>
          </table:table-cell>
        </table:table-row>
        <table:table-row table:style-name="TableLine140348594562912">
          <table:table-cell table:style-name="Table2.A2" office:value-type="string">
            <text:p text:style-name="P112">LFG Roland D.II</text:p>
          </table:table-cell>
          <table:table-cell table:style-name="Table2.A2" office:value-type="string">
            <text:p text:style-name="P114">1<text:span text:style-name="T101">P</text:span></text:p>
          </table:table-cell>
          <table:table-cell table:style-name="Table2.A2" office:value-type="string">
            <text:p text:style-name="P127">P:2N</text:p>
          </table:table-cell>
          <table:table-cell table:style-name="Table2.A2" office:value-type="string">
            <text:p text:style-name="P112">1</text:p>
          </table:table-cell>
          <table:table-cell table:style-name="Table2.A2" office:value-type="string">
            <text:p text:style-name="P134">4</text:p>
          </table:table-cell>
          <table:table-cell table:style-name="Table2.A2" office:value-type="string">
            <text:p text:style-name="P143">6</text:p>
          </table:table-cell>
          <table:table-cell table:style-name="Table2.A2" office:value-type="string">
            <text:p text:style-name="P135"/>
          </table:table-cell>
          <table:table-cell table:style-name="Table2.A2" office:value-type="string">
            <text:p text:style-name="P135">6</text:p>
          </table:table-cell>
          <table:table-cell table:style-name="Table2.A2" office:value-type="string">
            <text:p text:style-name="P146">C</text:p>
          </table:table-cell>
          <table:table-cell table:style-name="Table2.J2" office:value-type="string">
            <text:p text:style-name="P194">‘Haifisch’</text:p>
          </table:table-cell>
        </table:table-row>
        <table:table-row table:style-name="TableLine140348594563184">
          <table:table-cell table:style-name="Table2.A2" office:value-type="string">
            <text:p text:style-name="P112">Pfalz D.III / D.IIIa</text:p>
          </table:table-cell>
          <table:table-cell table:style-name="Table2.A2" office:value-type="string">
            <text:p text:style-name="P114">1<text:span text:style-name="T101">P</text:span></text:p>
          </table:table-cell>
          <table:table-cell table:style-name="Table2.A2" office:value-type="string">
            <text:p text:style-name="P127">P:2N</text:p>
          </table:table-cell>
          <table:table-cell table:style-name="Table2.A2" office:value-type="string">
            <text:p text:style-name="P112">1</text:p>
          </table:table-cell>
          <table:table-cell table:style-name="Table2.A2" office:value-type="string">
            <text:p text:style-name="P134">4</text:p>
          </table:table-cell>
          <table:table-cell table:style-name="Table2.A2" office:value-type="string">
            <text:p text:style-name="P147">6</text:p>
          </table:table-cell>
          <table:table-cell table:style-name="Table2.A2" office:value-type="string">
            <text:p text:style-name="P135"/>
          </table:table-cell>
          <table:table-cell table:style-name="Table2.A2" office:value-type="string">
            <text:p text:style-name="P135">6</text:p>
          </table:table-cell>
          <table:table-cell table:style-name="Table2.A2" office:value-type="string">
            <text:p text:style-name="P124">B</text:p>
          </table:table-cell>
          <table:table-cell table:style-name="Table2.J2" office:value-type="string">
            <text:p text:style-name="P144">D.III guns inaccessible if jammed</text:p>
          </table:table-cell>
        </table:table-row>
        <table:table-row table:style-name="TableLine140348594563456">
          <table:table-cell table:style-name="Table2.A2" office:value-type="string">
            <text:p text:style-name="P112">Pfalz D.XII</text:p>
          </table:table-cell>
          <table:table-cell table:style-name="Table2.A2" office:value-type="string">
            <text:p text:style-name="P114">1<text:span text:style-name="T101">P</text:span></text:p>
          </table:table-cell>
          <table:table-cell table:style-name="Table2.A2" office:value-type="string">
            <text:p text:style-name="P127">P:2N</text:p>
          </table:table-cell>
          <table:table-cell table:style-name="Table2.A2" office:value-type="string">
            <text:p text:style-name="P112">1</text:p>
          </table:table-cell>
          <table:table-cell table:style-name="Table2.A2" office:value-type="string">
            <text:p text:style-name="P134">5</text:p>
          </table:table-cell>
          <table:table-cell table:style-name="Table2.A2" office:value-type="string">
            <text:p text:style-name="P121">6</text:p>
          </table:table-cell>
          <table:table-cell table:style-name="Table2.A2" office:value-type="string">
            <text:p text:style-name="P135"/>
          </table:table-cell>
          <table:table-cell table:style-name="Table2.A2" office:value-type="string">
            <text:p text:style-name="P148">6</text:p>
          </table:table-cell>
          <table:table-cell table:style-name="Table2.A2" office:value-type="string">
            <text:p text:style-name="P124">B</text:p>
          </table:table-cell>
          <table:table-cell table:style-name="Table2.J2" office:value-type="string">
            <text:p text:style-name="P122"/>
          </table:table-cell>
        </table:table-row>
        <table:table-row table:style-name="Table2.19">
          <table:table-cell table:style-name="Table2.A2" office:value-type="string">
            <text:p text:style-name="P112">Siemens-Schu<text:span text:style-name="T29">c</text:span>kert D.III / <text:span text:style-name="T23">D.IV</text:span></text:p>
          </table:table-cell>
          <table:table-cell table:style-name="Table2.A2" office:value-type="string">
            <text:p text:style-name="P112">1<text:span text:style-name="T101">P</text:span></text:p>
          </table:table-cell>
          <table:table-cell table:style-name="Table2.A2" office:value-type="string">
            <text:p text:style-name="P127">P:2N</text:p>
          </table:table-cell>
          <table:table-cell table:style-name="Table2.A2" office:value-type="string">
            <text:p text:style-name="P112">1</text:p>
          </table:table-cell>
          <table:table-cell table:style-name="Table2.A2" office:value-type="string">
            <text:p text:style-name="P146">6</text:p>
          </table:table-cell>
          <table:table-cell table:style-name="Table2.A2" office:value-type="string">
            <text:p text:style-name="P145">6</text:p>
          </table:table-cell>
          <table:table-cell table:style-name="Table2.A2" office:value-type="string">
            <text:p text:style-name="P140"/>
          </table:table-cell>
          <table:table-cell table:style-name="Table2.A2" office:value-type="string">
            <text:p text:style-name="P148">7</text:p>
          </table:table-cell>
          <table:table-cell table:style-name="Table2.A2" office:value-type="string">
            <text:p text:style-name="P124">A</text:p>
          </table:table-cell>
          <table:table-cell table:style-name="Table2.J2" office:value-type="string">
            <text:p text:style-name="P122"/>
          </table:table-cell>
        </table:table-row>
        <table:table-row table:style-name="Table2.20">
          <table:table-cell table:style-name="Table2.A2" office:value-type="string">
            <text:p text:style-name="P149">Albatros C.I</text:p>
          </table:table-cell>
          <table:table-cell table:style-name="Table2.A2" office:value-type="string">
            <text:p text:style-name="P117">1P <text:span text:style-name="T101">1</text:span>O</text:p>
          </table:table-cell>
          <table:table-cell table:style-name="Table2.A2" office:value-type="string">
            <text:p text:style-name="P118">O:1LRT</text:p>
          </table:table-cell>
          <table:table-cell table:style-name="Table2.A2" office:value-type="string">
            <text:p text:style-name="P119">1</text:p>
          </table:table-cell>
          <table:table-cell table:style-name="Table2.A2" office:value-type="string">
            <text:p text:style-name="P150">3</text:p>
          </table:table-cell>
          <table:table-cell table:style-name="Table2.A2" office:value-type="string">
            <text:p text:style-name="P143">4</text:p>
          </table:table-cell>
          <table:table-cell table:style-name="Table2.A2" office:value-type="string">
            <text:p text:style-name="P123"/>
          </table:table-cell>
          <table:table-cell table:style-name="Table2.A2" office:value-type="string">
            <text:p text:style-name="P123">7</text:p>
          </table:table-cell>
          <table:table-cell table:style-name="Table2.A2" office:value-type="string">
            <text:p text:style-name="P124">C</text:p>
          </table:table-cell>
          <table:table-cell table:style-name="Table2.J2" office:value-type="string">
            <text:p text:style-name="P122"/>
          </table:table-cell>
        </table:table-row>
        <table:table-row table:style-name="TableLine140348594564272">
          <table:table-cell table:style-name="Table2.A2" office:value-type="string">
            <text:p text:style-name="P149">Albatros C.III</text:p>
          </table:table-cell>
          <table:table-cell table:style-name="Table2.A2" office:value-type="string">
            <text:p text:style-name="P117">1P <text:span text:style-name="T101">1</text:span>O</text:p>
          </table:table-cell>
          <table:table-cell table:style-name="Table2.A2" office:value-type="string">
            <text:p text:style-name="P118"><text:span text:style-name="T6">(</text:span><text:span text:style-name="T3">P:</text:span><text:span text:style-name="T6">1</text:span><text:span text:style-name="T3">N</text:span><text:span text:style-name="T6">) </text:span>O:1LRT</text:p>
          </table:table-cell>
          <table:table-cell table:style-name="Table2.A2" office:value-type="string">
            <text:p text:style-name="P119">1</text:p>
          </table:table-cell>
          <table:table-cell table:style-name="Table2.A2" office:value-type="string">
            <text:p text:style-name="P150">4</text:p>
          </table:table-cell>
          <table:table-cell table:style-name="Table2.A2" office:value-type="string">
            <text:p text:style-name="P143">4</text:p>
          </table:table-cell>
          <table:table-cell table:style-name="Table2.A2" office:value-type="string">
            <text:p text:style-name="P123"/>
          </table:table-cell>
          <table:table-cell table:style-name="Table2.A2" office:value-type="string">
            <text:p text:style-name="P123">7</text:p>
          </table:table-cell>
          <table:table-cell table:style-name="Table2.A2" office:value-type="string">
            <text:p text:style-name="P124">C</text:p>
          </table:table-cell>
          <table:table-cell table:style-name="Table2.J2" office:value-type="string">
            <text:p text:style-name="P136">Front gun fitted January 1917 onwards</text:p>
          </table:table-cell>
        </table:table-row>
        <table:table-row table:style-name="TableLine140348594564544">
          <table:table-cell table:style-name="Table2.A2" office:value-type="string">
            <text:p text:style-name="P149">Aviatik C.I / <text:span text:style-name="T15">C.III</text:span></text:p>
          </table:table-cell>
          <table:table-cell table:style-name="Table2.A2" office:value-type="string">
            <text:p text:style-name="P117">1P <text:span text:style-name="T101">1</text:span>O</text:p>
          </table:table-cell>
          <table:table-cell table:style-name="Table2.A2" office:value-type="string">
            <text:p text:style-name="P118">O:1T</text:p>
          </table:table-cell>
          <table:table-cell table:style-name="Table2.A2" office:value-type="string">
            <text:p text:style-name="P119">1</text:p>
          </table:table-cell>
          <table:table-cell table:style-name="Table2.A2" office:value-type="string">
            <text:p text:style-name="P150">3</text:p>
          </table:table-cell>
          <table:table-cell table:style-name="Table2.A2" office:value-type="string">
            <text:p text:style-name="P143">4</text:p>
          </table:table-cell>
          <table:table-cell table:style-name="Table2.A2" office:value-type="string">
            <text:p text:style-name="P122"/>
          </table:table-cell>
          <table:table-cell table:style-name="Table2.A2" office:value-type="string">
            <text:p text:style-name="P123">5</text:p>
          </table:table-cell>
          <table:table-cell table:style-name="Table2.A2" office:value-type="string">
            <text:p text:style-name="P139">C</text:p>
          </table:table-cell>
          <table:table-cell table:style-name="Table2.J2" office:value-type="string">
            <text:p text:style-name="P151">Observer <text:span text:style-name="T52">at</text:span> front, restricted firing arc</text:p>
          </table:table-cell>
        </table:table-row>
        <table:table-row table:style-name="TableLine140348594564816">
          <table:table-cell table:style-name="Table2.A2" office:value-type="string">
            <text:p text:style-name="P149">DFW C.V</text:p>
          </table:table-cell>
          <table:table-cell table:style-name="Table2.A2" office:value-type="string">
            <text:p text:style-name="P117">1P <text:span text:style-name="T101">1</text:span>O</text:p>
          </table:table-cell>
          <table:table-cell table:style-name="Table2.A2" office:value-type="string">
            <text:p text:style-name="P118"><text:span text:style-name="T3">P:</text:span><text:span text:style-name="T6">1</text:span><text:span text:style-name="T3">N</text:span><text:span text:style-name="T6"> </text:span>O:1LRT</text:p>
          </table:table-cell>
          <table:table-cell table:style-name="Table2.A2" office:value-type="string">
            <text:p text:style-name="P119">1</text:p>
          </table:table-cell>
          <table:table-cell table:style-name="Table2.A2" office:value-type="string">
            <text:p text:style-name="P150">4</text:p>
          </table:table-cell>
          <table:table-cell table:style-name="Table2.A2" office:value-type="string">
            <text:p text:style-name="P143">5</text:p>
          </table:table-cell>
          <table:table-cell table:style-name="Table2.A2" office:value-type="string">
            <text:p text:style-name="P122"/>
          </table:table-cell>
          <table:table-cell table:style-name="Table2.A2" office:value-type="string">
            <text:p text:style-name="P135">6</text:p>
          </table:table-cell>
          <table:table-cell table:style-name="Table2.A2" office:value-type="string">
            <text:p text:style-name="P124">C</text:p>
          </table:table-cell>
          <table:table-cell table:style-name="Table2.J2" office:value-type="string">
            <text:p text:style-name="P122"/>
          </table:table-cell>
        </table:table-row>
        <text:soft-page-break/>
        <table:table-row table:style-name="Table2.24">
          <table:table-cell table:style-name="Table2.A2" office:value-type="string">
            <text:p text:style-name="P112">Halberstadt <text:span text:style-name="T2">CL.</text:span>II</text:p>
          </table:table-cell>
          <table:table-cell table:style-name="Table2.A2" office:value-type="string">
            <text:p text:style-name="P117">1P <text:span text:style-name="T101">1</text:span>O</text:p>
          </table:table-cell>
          <table:table-cell table:style-name="Table2.A2" office:value-type="string">
            <text:p text:style-name="P118"><text:span text:style-name="T3">P:</text:span><text:span text:style-name="T6">1</text:span><text:span text:style-name="T3">N</text:span><text:span text:style-name="T6"> </text:span>O:1LRT</text:p>
          </table:table-cell>
          <table:table-cell table:style-name="Table2.A2" office:value-type="string">
            <text:p text:style-name="P119">1</text:p>
          </table:table-cell>
          <table:table-cell table:style-name="Table2.A2" office:value-type="string">
            <text:p text:style-name="P150">5</text:p>
          </table:table-cell>
          <table:table-cell table:style-name="Table2.A2" office:value-type="string">
            <text:p text:style-name="P143">6</text:p>
          </table:table-cell>
          <table:table-cell table:style-name="Table2.A2" office:value-type="string">
            <text:p text:style-name="P122"/>
          </table:table-cell>
          <table:table-cell table:style-name="Table2.A2" office:value-type="string">
            <text:p text:style-name="P123">7</text:p>
          </table:table-cell>
          <table:table-cell table:style-name="Table2.A2" office:value-type="string">
            <text:p text:style-name="P124">C+</text:p>
          </table:table-cell>
          <table:table-cell table:style-name="Table2.J2" office:value-type="string">
            <text:p text:style-name="P122"/>
          </table:table-cell>
        </table:table-row>
        <table:table-row table:style-name="Table2.25">
          <table:table-cell table:style-name="Table2.A2" office:value-type="string">
            <text:p text:style-name="P112">Halberstadt <text:span text:style-name="T2">CL.</text:span><text:span text:style-name="T16">IV</text:span></text:p>
          </table:table-cell>
          <table:table-cell table:style-name="Table2.A2" office:value-type="string">
            <text:p text:style-name="P117">1P <text:span text:style-name="T101">1</text:span>O</text:p>
          </table:table-cell>
          <table:table-cell table:style-name="Table2.A2" office:value-type="string">
            <text:p text:style-name="P118"><text:span text:style-name="T3">P:</text:span><text:span text:style-name="T13">2</text:span><text:span text:style-name="T3">N</text:span><text:span text:style-name="T6"> </text:span>O:1LRT</text:p>
          </table:table-cell>
          <table:table-cell table:style-name="Table2.A2" office:value-type="string">
            <text:p text:style-name="P119">1</text:p>
          </table:table-cell>
          <table:table-cell table:style-name="Table2.A2" office:value-type="string">
            <text:p text:style-name="P150">5</text:p>
          </table:table-cell>
          <table:table-cell table:style-name="Table2.A2" office:value-type="string">
            <text:p text:style-name="P143">6</text:p>
          </table:table-cell>
          <table:table-cell table:style-name="Table2.A2" office:value-type="string">
            <text:p text:style-name="P122"/>
          </table:table-cell>
          <table:table-cell table:style-name="Table2.A2" office:value-type="string">
            <text:p text:style-name="P123">7</text:p>
          </table:table-cell>
          <table:table-cell table:style-name="Table2.A2" office:value-type="string">
            <text:p text:style-name="P124">C<text:span text:style-name="T24">+</text:span></text:p>
          </table:table-cell>
          <table:table-cell table:style-name="Table2.J2" office:value-type="string">
            <text:p text:style-name="P122"/>
          </table:table-cell>
        </table:table-row>
        <table:table-row table:style-name="TableLine140348668695504">
          <table:table-cell table:style-name="Table2.A2" office:value-type="string">
            <text:p text:style-name="P149">Hannover CL.IIIa</text:p>
          </table:table-cell>
          <table:table-cell table:style-name="Table2.A2" office:value-type="string">
            <text:p text:style-name="P117">1P <text:span text:style-name="T101">1</text:span>O</text:p>
          </table:table-cell>
          <table:table-cell table:style-name="Table2.A2" office:value-type="string">
            <text:p text:style-name="P118"><text:span text:style-name="T3">P:</text:span><text:span text:style-name="T6">1</text:span><text:span text:style-name="T3">N</text:span><text:span text:style-name="T6"> </text:span>O:1LRT</text:p>
          </table:table-cell>
          <table:table-cell table:style-name="Table2.A2" office:value-type="string">
            <text:p text:style-name="P119">1</text:p>
          </table:table-cell>
          <table:table-cell table:style-name="Table2.A2" office:value-type="string">
            <text:p text:style-name="P150">5</text:p>
          </table:table-cell>
          <table:table-cell table:style-name="Table2.A2" office:value-type="string">
            <text:p text:style-name="P143">6</text:p>
          </table:table-cell>
          <table:table-cell table:style-name="Table2.A2" office:value-type="string">
            <text:p text:style-name="P122"/>
          </table:table-cell>
          <table:table-cell table:style-name="Table2.A2" office:value-type="string">
            <text:p text:style-name="P123">7</text:p>
          </table:table-cell>
          <table:table-cell table:style-name="Table2.A2" office:value-type="string">
            <text:p text:style-name="P124">C</text:p>
          </table:table-cell>
          <table:table-cell table:style-name="Table2.J2" office:value-type="string">
            <text:p text:style-name="P122"/>
          </table:table-cell>
        </table:table-row>
        <table:table-row table:style-name="Table2.27">
          <table:table-cell table:style-name="Table2.A2" office:value-type="string">
            <text:p text:style-name="P112">Hansa-Brandenb<text:span text:style-name="T28">u</text:span>rg <text:span text:style-name="T2">W.29</text:span></text:p>
          </table:table-cell>
          <table:table-cell table:style-name="Table2.A2" office:value-type="string">
            <text:p text:style-name="P117">1P <text:span text:style-name="T101">1</text:span>O</text:p>
          </table:table-cell>
          <table:table-cell table:style-name="Table2.A2" office:value-type="string">
            <text:p text:style-name="P127">P:1/<text:span text:style-name="T6">2</text:span>N <text:span text:style-name="T5">O:1LRT</text:span><text:span text:style-name="T6">U</text:span></text:p>
          </table:table-cell>
          <table:table-cell table:style-name="Table2.A2" office:value-type="string">
            <text:p text:style-name="P119">1</text:p>
          </table:table-cell>
          <table:table-cell table:style-name="Table2.A2" office:value-type="string">
            <text:p text:style-name="P150">4</text:p>
          </table:table-cell>
          <table:table-cell table:style-name="Table2.A2" office:value-type="string">
            <text:p text:style-name="P143">5</text:p>
          </table:table-cell>
          <table:table-cell table:style-name="Table2.A2" office:value-type="string">
            <text:p text:style-name="P122"/>
          </table:table-cell>
          <table:table-cell table:style-name="Table2.A2" office:value-type="string">
            <text:p text:style-name="P135">7</text:p>
          </table:table-cell>
          <table:table-cell table:style-name="Table2.A2" office:value-type="string">
            <text:p text:style-name="P124">C</text:p>
          </table:table-cell>
          <table:table-cell table:style-name="Table2.J2" office:value-type="string">
            <text:p text:style-name="P151">Monoplane, observer can fire front Upward</text:p>
          </table:table-cell>
        </table:table-row>
        <table:table-row table:style-name="TableLine140348668687584">
          <table:table-cell table:style-name="Table2.A2" office:value-type="string">
            <text:p text:style-name="P149">Junkers CL.I</text:p>
          </table:table-cell>
          <table:table-cell table:style-name="Table2.A2" office:value-type="string">
            <text:p text:style-name="P117">1P <text:span text:style-name="T101">1</text:span>O</text:p>
          </table:table-cell>
          <table:table-cell table:style-name="Table2.A2" office:value-type="string">
            <text:p text:style-name="P118"><text:span text:style-name="T3">P:</text:span><text:span text:style-name="T6">2</text:span><text:span text:style-name="T3">N</text:span><text:span text:style-name="T6"> </text:span>O:1LRT<text:span text:style-name="T14">U</text:span></text:p>
          </table:table-cell>
          <table:table-cell table:style-name="Table2.A2" office:value-type="string">
            <text:p text:style-name="P119">1</text:p>
          </table:table-cell>
          <table:table-cell table:style-name="Table2.A2" office:value-type="string">
            <text:p text:style-name="P150">3</text:p>
          </table:table-cell>
          <table:table-cell table:style-name="Table2.A2" office:value-type="string">
            <text:p text:style-name="P143">6</text:p>
          </table:table-cell>
          <table:table-cell table:style-name="Table2.A2" office:value-type="string">
            <text:p text:style-name="P122"/>
          </table:table-cell>
          <table:table-cell table:style-name="Table2.A2" office:value-type="string">
            <text:p text:style-name="P135">8</text:p>
          </table:table-cell>
          <table:table-cell table:style-name="Table2.A2" office:value-type="string">
            <text:p text:style-name="P124">D</text:p>
          </table:table-cell>
          <table:table-cell table:style-name="Table2.J2" office:value-type="string">
            <text:p text:style-name="P151">Monoplane, observer can fire front Upward</text:p>
          </table:table-cell>
        </table:table-row>
        <table:table-row table:style-name="Table2.29">
          <table:table-cell table:style-name="Table2.A2" office:value-type="string">
            <text:p text:style-name="P112">LFG Roland <text:span text:style-name="T2">C.</text:span>II</text:p>
          </table:table-cell>
          <table:table-cell table:style-name="Table2.A2" office:value-type="string">
            <text:p text:style-name="P117">1P <text:span text:style-name="T101">1</text:span>O</text:p>
          </table:table-cell>
          <table:table-cell table:style-name="Table2.A2" office:value-type="string">
            <text:p text:style-name="P118">O:1LRT<text:span text:style-name="T6">U</text:span></text:p>
          </table:table-cell>
          <table:table-cell table:style-name="Table2.A2" office:value-type="string">
            <text:p text:style-name="P119">1</text:p>
          </table:table-cell>
          <table:table-cell table:style-name="Table2.A2" office:value-type="string">
            <text:p text:style-name="P120">3</text:p>
          </table:table-cell>
          <table:table-cell table:style-name="Table2.A2" office:value-type="string">
            <text:p text:style-name="P121">5</text:p>
          </table:table-cell>
          <table:table-cell table:style-name="Table2.A2" office:value-type="string">
            <text:p text:style-name="P122"/>
          </table:table-cell>
          <table:table-cell table:style-name="Table2.A2" office:value-type="string">
            <text:p text:style-name="P123">6</text:p>
          </table:table-cell>
          <table:table-cell table:style-name="Table2.A2" office:value-type="string">
            <text:p text:style-name="P124">D</text:p>
          </table:table-cell>
          <table:table-cell table:style-name="Table2.J2" office:value-type="string">
            <text:p text:style-name="P136">‘Whalfisch’ <text:span text:style-name="T21">Observer can fire </text:span><text:span text:style-name="T103">360</text:span><text:span text:style-name="T86">º </text:span><text:span text:style-name="T104">above</text:span></text:p>
          </table:table-cell>
        </table:table-row>
        <table:table-row table:style-name="Table2.30">
          <table:table-cell table:style-name="Table2.A2" office:value-type="string">
            <text:p text:style-name="P112">LFG Roland <text:span text:style-name="T2">C.IIa</text:span></text:p>
          </table:table-cell>
          <table:table-cell table:style-name="Table2.A2" office:value-type="string">
            <text:p text:style-name="P117">1P <text:span text:style-name="T101">1</text:span>O</text:p>
          </table:table-cell>
          <table:table-cell table:style-name="Table2.A2" office:value-type="string">
            <text:p text:style-name="P118"><text:span text:style-name="T3">P:</text:span><text:span text:style-name="T6">1</text:span><text:span text:style-name="T3">N</text:span><text:span text:style-name="T6"> </text:span>O:1LRT</text:p>
          </table:table-cell>
          <table:table-cell table:style-name="Table2.A2" office:value-type="string">
            <text:p text:style-name="P119">1</text:p>
          </table:table-cell>
          <table:table-cell table:style-name="Table2.A2" office:value-type="string">
            <text:p text:style-name="P120">3</text:p>
          </table:table-cell>
          <table:table-cell table:style-name="Table2.A2" office:value-type="string">
            <text:p text:style-name="P121">5</text:p>
          </table:table-cell>
          <table:table-cell table:style-name="Table2.A2" office:value-type="string">
            <text:p text:style-name="P122"/>
          </table:table-cell>
          <table:table-cell table:style-name="Table2.A2" office:value-type="string">
            <text:p text:style-name="P123">6</text:p>
          </table:table-cell>
          <table:table-cell table:style-name="Table2.A2" office:value-type="string">
            <text:p text:style-name="P124">D</text:p>
          </table:table-cell>
          <table:table-cell table:style-name="Table2.J2" office:value-type="string">
            <text:p text:style-name="P137">‘Whalfisch’</text:p>
          </table:table-cell>
        </table:table-row>
        <table:table-row table:style-name="TableLine140348668750736">
          <table:table-cell table:style-name="Table2.A2" office:value-type="string">
            <text:p text:style-name="P152">LVG C.VI</text:p>
          </table:table-cell>
          <table:table-cell table:style-name="Table2.A2" office:value-type="string">
            <text:p text:style-name="P117">1P <text:span text:style-name="T101">1</text:span>O</text:p>
          </table:table-cell>
          <table:table-cell table:style-name="Table2.A2" office:value-type="string">
            <text:p text:style-name="P118"><text:span text:style-name="T3">P:</text:span><text:span text:style-name="T6">1</text:span><text:span text:style-name="T3">N</text:span><text:span text:style-name="T6"> </text:span>O:1LRT</text:p>
          </table:table-cell>
          <table:table-cell table:style-name="Table2.A2" office:value-type="string">
            <text:p text:style-name="P119">1</text:p>
          </table:table-cell>
          <table:table-cell table:style-name="Table2.A2" office:value-type="string">
            <text:p text:style-name="P150">4</text:p>
          </table:table-cell>
          <table:table-cell table:style-name="Table2.A2" office:value-type="string">
            <text:p text:style-name="P143">5</text:p>
          </table:table-cell>
          <table:table-cell table:style-name="Table2.A2" office:value-type="string">
            <text:p text:style-name="P122"/>
          </table:table-cell>
          <table:table-cell table:style-name="Table2.A2" office:value-type="string">
            <text:p text:style-name="P135">6</text:p>
          </table:table-cell>
          <table:table-cell table:style-name="Table2.A2" office:value-type="string">
            <text:p text:style-name="P124">C</text:p>
          </table:table-cell>
          <table:table-cell table:style-name="Table2.J2" office:value-type="string">
            <text:p text:style-name="P122"/>
          </table:table-cell>
        </table:table-row>
        <table:table-row table:style-name="Table2.32">
          <table:table-cell table:style-name="Table2.A2" office:value-type="string">
            <text:p text:style-name="P149">Rumpler C.IV</text:p>
          </table:table-cell>
          <table:table-cell table:style-name="Table2.A2" office:value-type="string">
            <text:p text:style-name="P117">1P <text:span text:style-name="T101">1</text:span>O</text:p>
          </table:table-cell>
          <table:table-cell table:style-name="Table2.A2" office:value-type="string">
            <text:p text:style-name="P118"><text:span text:style-name="T3">P:</text:span><text:span text:style-name="T6">1</text:span><text:span text:style-name="T3">N</text:span><text:span text:style-name="T6"> </text:span>O:1LRT</text:p>
          </table:table-cell>
          <table:table-cell table:style-name="Table2.A2" office:value-type="string">
            <text:p text:style-name="P119">1</text:p>
          </table:table-cell>
          <table:table-cell table:style-name="Table2.A2" office:value-type="string">
            <text:p text:style-name="P150">5</text:p>
          </table:table-cell>
          <table:table-cell table:style-name="Table2.A2" office:value-type="string">
            <text:p text:style-name="P143">5</text:p>
          </table:table-cell>
          <table:table-cell table:style-name="Table2.A2" office:value-type="string">
            <text:p text:style-name="P122"/>
          </table:table-cell>
          <table:table-cell table:style-name="Table2.A2" office:value-type="string">
            <text:p text:style-name="P135">6</text:p>
          </table:table-cell>
          <table:table-cell table:style-name="Table2.A2" office:value-type="string">
            <text:p text:style-name="P124">C</text:p>
          </table:table-cell>
          <table:table-cell table:style-name="Table2.J2" office:value-type="string">
            <text:p text:style-name="P122"/>
          </table:table-cell>
        </table:table-row>
        <table:table-row table:style-name="TableLine140348668751280">
          <table:table-cell table:style-name="Table2.A2" office:value-type="string">
            <text:p text:style-name="P149">Rumpler Taube</text:p>
          </table:table-cell>
          <table:table-cell table:style-name="Table2.A2" office:value-type="string">
            <text:p text:style-name="P117">1P <text:span text:style-name="T101">1</text:span>O</text:p>
          </table:table-cell>
          <table:table-cell table:style-name="Table2.A2" office:value-type="string">
            <text:p text:style-name="P135"/>
          </table:table-cell>
          <table:table-cell table:style-name="Table2.A2" office:value-type="string">
            <text:p text:style-name="P119">1</text:p>
          </table:table-cell>
          <table:table-cell table:style-name="Table2.A2" office:value-type="string">
            <text:p text:style-name="P139">2</text:p>
          </table:table-cell>
          <table:table-cell table:style-name="Table2.A2" office:value-type="string">
            <text:p text:style-name="P143">2</text:p>
          </table:table-cell>
          <table:table-cell table:style-name="Table2.A2" office:value-type="string">
            <text:p text:style-name="P122"/>
          </table:table-cell>
          <table:table-cell table:style-name="Table2.A2" office:value-type="string">
            <text:p text:style-name="P135">4</text:p>
          </table:table-cell>
          <table:table-cell table:style-name="Table2.A2" office:value-type="string">
            <text:p text:style-name="P154">E</text:p>
          </table:table-cell>
          <table:table-cell table:style-name="Table2.J2" office:value-type="string">
            <text:p text:style-name="P151">No armament except <text:span text:style-name="T107">for </text:span>r<text:span text:style-name="T17">ifle</text:span><text:span text:style-name="T107">s</text:span><text:span text:style-name="T17"> </text:span><text:span text:style-name="T107">and</text:span><text:span text:style-name="T17"> pistol</text:span><text:span text:style-name="T107">s</text:span></text:p>
          </table:table-cell>
        </table:table-row>
        <table:table-row table:style-name="TableLine140348668752064">
          <table:table-cell table:style-name="Table2.A2" office:value-type="string">
            <text:p text:style-name="P149">AEG G.IV</text:p>
          </table:table-cell>
          <table:table-cell table:style-name="Table2.A2" office:value-type="string">
            <text:p text:style-name="P117">1P 2O</text:p>
          </table:table-cell>
          <table:table-cell table:style-name="Table2.A2" office:value-type="string">
            <text:p text:style-name="P155">O:<text:span text:style-name="T18">1</text:span>NLR O:<text:span text:style-name="T18">1</text:span>LRT</text:p>
          </table:table-cell>
          <table:table-cell table:style-name="Table2.A2" office:value-type="string">
            <text:p text:style-name="P119">2</text:p>
          </table:table-cell>
          <table:table-cell table:style-name="Table2.A2" office:value-type="string">
            <text:p text:style-name="P139">7</text:p>
          </table:table-cell>
          <table:table-cell table:style-name="Table2.A2" office:value-type="string">
            <text:p text:style-name="P143">5</text:p>
          </table:table-cell>
          <table:table-cell table:style-name="Table2.A2" office:value-type="string">
            <text:p text:style-name="P122"/>
          </table:table-cell>
          <table:table-cell table:style-name="Table2.A2" office:value-type="string">
            <text:p text:style-name="P158">1<text:span text:style-name="T20">1</text:span></text:p>
          </table:table-cell>
          <table:table-cell table:style-name="Table2.A2" office:value-type="string">
            <text:p text:style-name="P124">E</text:p>
          </table:table-cell>
          <table:table-cell table:style-name="Table2.J2" office:value-type="string">
            <text:p text:style-name="P122"/>
          </table:table-cell>
        </table:table-row>
        <table:table-row table:style-name="TableLine140348668752336">
          <table:table-cell table:style-name="Table2.A2" office:value-type="string">
            <text:p text:style-name="P149">Gotha G.V</text:p>
          </table:table-cell>
          <table:table-cell table:style-name="Table2.A2" office:value-type="string">
            <text:p text:style-name="P117">1P 2O</text:p>
          </table:table-cell>
          <table:table-cell table:style-name="Table2.A2" office:value-type="string">
            <text:p text:style-name="P155">O:<text:span text:style-name="T18">1</text:span>NLR O:<text:span text:style-name="T18">1</text:span>LRT</text:p>
          </table:table-cell>
          <table:table-cell table:style-name="Table2.A2" office:value-type="string">
            <text:p text:style-name="P119">2</text:p>
          </table:table-cell>
          <table:table-cell table:style-name="Table2.A2" office:value-type="string">
            <text:p text:style-name="P139">7</text:p>
          </table:table-cell>
          <table:table-cell table:style-name="Table2.A2" office:value-type="string">
            <text:p text:style-name="P121">4</text:p>
          </table:table-cell>
          <table:table-cell table:style-name="Table2.A2" office:value-type="string">
            <text:p text:style-name="P122"/>
          </table:table-cell>
          <table:table-cell table:style-name="Table2.A2" office:value-type="string">
            <text:p text:style-name="P159">9</text:p>
          </table:table-cell>
          <table:table-cell table:style-name="Table2.A2" office:value-type="string">
            <text:p text:style-name="P124">E</text:p>
          </table:table-cell>
          <table:table-cell table:style-name="Table2.J2" office:value-type="string">
            <text:p text:style-name="P161">Rear observer can fire <text:span text:style-name="T106">1 level </text:span>below tail arc</text:p>
          </table:table-cell>
        </table:table-row>
        <table:table-row table:style-name="TableLine140348668752608">
          <table:table-cell table:style-name="Table2.A2" office:value-type="string">
            <text:p text:style-name="P122">Fr<text:span text:style-name="T27">i</text:span>edrichshafen G.III </text:p>
          </table:table-cell>
          <table:table-cell table:style-name="Table2.A2" office:value-type="string">
            <text:p text:style-name="P117">1P 2O</text:p>
          </table:table-cell>
          <table:table-cell table:style-name="Table2.A2" office:value-type="string">
            <text:p text:style-name="P155">O:2NLR O:2LRT</text:p>
          </table:table-cell>
          <table:table-cell table:style-name="Table2.A2" office:value-type="string">
            <text:p text:style-name="P119">2</text:p>
          </table:table-cell>
          <table:table-cell table:style-name="Table2.A2" office:value-type="string">
            <text:p text:style-name="P139">7</text:p>
          </table:table-cell>
          <table:table-cell table:style-name="Table2.A2" office:value-type="string">
            <text:p text:style-name="P160">4</text:p>
          </table:table-cell>
          <table:table-cell table:style-name="Table2.A2" office:value-type="string">
            <text:p text:style-name="P122"/>
          </table:table-cell>
          <table:table-cell table:style-name="Table2.A2" office:value-type="string">
            <text:p text:style-name="P159">10</text:p>
          </table:table-cell>
          <table:table-cell table:style-name="Table2.A2" office:value-type="string">
            <text:p text:style-name="P124">E</text:p>
          </table:table-cell>
          <table:table-cell table:style-name="Table2.J2" office:value-type="string">
            <text:p text:style-name="P122"/>
          </table:table-cell>
        </table:table-row>
        <table:table-row table:style-name="Table2.37">
          <table:table-cell table:style-name="Table2.A2" office:value-type="string">
            <text:p text:style-name="P152">Zeppelin-Staaken R.VI</text:p>
          </table:table-cell>
          <table:table-cell table:style-name="Table2.A2" office:value-type="string">
            <text:p text:style-name="P152">1<text:span text:style-name="T105">P 4O</text:span></text:p>
          </table:table-cell>
          <table:table-cell table:style-name="Table2.A2" office:value-type="string">
            <text:p text:style-name="P157">O:<text:span text:style-name="T105">1</text:span>NLR O:<text:span text:style-name="T105">1</text:span>LRT O:<text:span text:style-name="T105">1</text:span>NL<text:span text:style-name="T105">T</text:span> O:<text:span text:style-name="T105">1N</text:span>RT</text:p>
          </table:table-cell>
          <table:table-cell table:style-name="Table2.A2" office:value-type="string">
            <text:p text:style-name="P119">4</text:p>
          </table:table-cell>
          <table:table-cell table:style-name="Table2.A2" office:value-type="string">
            <text:p text:style-name="P139">7</text:p>
          </table:table-cell>
          <table:table-cell table:style-name="Table2.A2" office:value-type="string">
            <text:p text:style-name="P160">4</text:p>
          </table:table-cell>
          <table:table-cell table:style-name="Table2.A2" office:value-type="string">
            <text:p text:style-name="P122"/>
          </table:table-cell>
          <table:table-cell table:style-name="Table2.A2" office:value-type="string">
            <text:p text:style-name="P123">1<text:span text:style-name="T19">3</text:span></text:p>
          </table:table-cell>
          <table:table-cell table:style-name="Table2.A2" office:value-type="string">
            <text:p text:style-name="P154">E</text:p>
          </table:table-cell>
          <table:table-cell table:style-name="Table2.J2" office:value-type="string">
            <text:p text:style-name="P122"/>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header-rows>
          <table:table-row table:style-name="Table3.1">
            <table:table-cell table:style-name="Table3.A1" office:value-type="string">
              <text:p text:style-name="P78">French <text:span text:style-name="T84">and</text:span> British</text:p>
            </table:table-cell>
            <table:table-cell table:style-name="Table3.A1" office:value-type="string">
              <text:p text:style-name="P66">Crew</text:p>
            </table:table-cell>
            <table:table-cell table:style-name="Table3.A1" office:value-type="string">
              <text:p text:style-name="P68">Armament</text:p>
            </table:table-cell>
            <table:table-cell table:style-name="Table3.A1" office:value-type="string">
              <text:p text:style-name="P70">Engine</text:p>
            </table:table-cell>
            <table:table-cell table:style-name="Table3.A1" office:value-type="string">
              <text:p text:style-name="P72">Power</text:p>
            </table:table-cell>
            <table:table-cell table:style-name="Table3.A1" office:value-type="string">
              <text:p text:style-name="P72">Speed</text:p>
            </table:table-cell>
            <table:table-cell table:style-name="Table3.A1" office:value-type="string">
              <text:p text:style-name="P76">Climb</text:p>
            </table:table-cell>
            <table:table-cell table:style-name="Table3.A1" office:value-type="string">
              <text:p text:style-name="P74">Strength</text:p>
            </table:table-cell>
            <table:table-cell table:style-name="Table3.A1" office:value-type="string">
              <text:p text:style-name="P72">Agility</text:p>
            </table:table-cell>
            <table:table-cell table:style-name="Table3.J1" office:value-type="string">
              <text:p text:style-name="P72">Comments</text:p>
            </table:table-cell>
          </table:table-row>
        </table:table-header-rows>
        <table:table-row table:style-name="Table3.2">
          <table:table-cell table:style-name="Table3.A2" office:value-type="string">
            <text:p text:style-name="P18">Airco D.H.2</text:p>
          </table:table-cell>
          <table:table-cell table:style-name="Table3.A2" office:value-type="string">
            <text:p text:style-name="P22">1<text:span text:style-name="T100">P</text:span></text:p>
          </table:table-cell>
          <table:table-cell table:style-name="Table3.A2" office:value-type="string">
            <text:p text:style-name="P79">P:1N</text:p>
          </table:table-cell>
          <table:table-cell table:style-name="Table3.A2" office:value-type="string">
            <text:p text:style-name="P22">1</text:p>
          </table:table-cell>
          <table:table-cell table:style-name="Table3.A2" office:value-type="string">
            <text:p text:style-name="P22">4</text:p>
          </table:table-cell>
          <table:table-cell table:style-name="Table3.A2" office:value-type="string">
            <text:p text:style-name="P80">4</text:p>
          </table:table-cell>
          <table:table-cell table:style-name="Table3.A2" office:value-type="string">
            <text:p text:style-name="P6"/>
          </table:table-cell>
          <table:table-cell table:style-name="Table3.A2" office:value-type="string">
            <text:p text:style-name="P81">5</text:p>
          </table:table-cell>
          <table:table-cell table:style-name="Table3.A2" office:value-type="string">
            <text:p text:style-name="P22">A</text:p>
          </table:table-cell>
          <table:table-cell table:style-name="Table3.J2" office:value-type="string">
            <text:p text:style-name="P4"/>
          </table:table-cell>
        </table:table-row>
        <table:table-row table:style-name="TableLine140348679198880">
          <table:table-cell table:style-name="Table3.A2" office:value-type="string">
            <text:p text:style-name="P18">Airco D.H.<text:span text:style-name="T60">5</text:span></text:p>
          </table:table-cell>
          <table:table-cell table:style-name="Table3.A2" office:value-type="string">
            <text:p text:style-name="P22">1<text:span text:style-name="T100">P</text:span></text:p>
          </table:table-cell>
          <table:table-cell table:style-name="Table3.A2" office:value-type="string">
            <text:p text:style-name="P79">P:<text:span text:style-name="T71">1</text:span>N</text:p>
          </table:table-cell>
          <table:table-cell table:style-name="Table3.A2" office:value-type="string">
            <text:p text:style-name="P22">1</text:p>
          </table:table-cell>
          <table:table-cell table:style-name="Table3.A2" office:value-type="string">
            <text:p text:style-name="P82">4</text:p>
          </table:table-cell>
          <table:table-cell table:style-name="Table3.A2" office:value-type="string">
            <text:p text:style-name="P80">5</text:p>
          </table:table-cell>
          <table:table-cell table:style-name="Table3.A2" office:value-type="string">
            <text:p text:style-name="P6"/>
          </table:table-cell>
          <table:table-cell table:style-name="Table3.A2" office:value-type="string">
            <text:p text:style-name="P83">7</text:p>
          </table:table-cell>
          <table:table-cell table:style-name="Table3.A2" office:value-type="string">
            <text:p text:style-name="P84">B</text:p>
          </table:table-cell>
          <table:table-cell table:style-name="Table3.J2" office:value-type="string">
            <text:p text:style-name="P4"/>
          </table:table-cell>
        </table:table-row>
        <table:table-row table:style-name="Table3.4">
          <table:table-cell table:style-name="Table3.A2" office:value-type="string">
            <text:p text:style-name="P81">Bristol Scout</text:p>
          </table:table-cell>
          <table:table-cell table:style-name="Table3.A2" office:value-type="string">
            <text:p text:style-name="P81">1<text:span text:style-name="T100">P</text:span></text:p>
          </table:table-cell>
          <table:table-cell table:style-name="Table3.A2" office:value-type="string">
            <text:p text:style-name="P79">P:<text:span text:style-name="T71">1</text:span>N</text:p>
          </table:table-cell>
          <table:table-cell table:style-name="Table3.A2" office:value-type="string">
            <text:p text:style-name="P81">1</text:p>
          </table:table-cell>
          <table:table-cell table:style-name="Table3.A2" office:value-type="string">
            <text:p text:style-name="P85">5</text:p>
          </table:table-cell>
          <table:table-cell table:style-name="Table3.A2" office:value-type="string">
            <text:p text:style-name="P80">4</text:p>
          </table:table-cell>
          <table:table-cell table:style-name="Table3.A2" office:value-type="string">
            <text:p text:style-name="P8"/>
          </table:table-cell>
          <table:table-cell table:style-name="Table3.A2" office:value-type="string">
            <text:p text:style-name="P46">5</text:p>
          </table:table-cell>
          <table:table-cell table:style-name="Table3.A2" office:value-type="string">
            <text:p text:style-name="P86">B</text:p>
          </table:table-cell>
          <table:table-cell table:style-name="Table3.J2" office:value-type="string">
            <text:p text:style-name="P4"/>
          </table:table-cell>
        </table:table-row>
        <table:table-row table:style-name="TableLine140348679199936">
          <table:table-cell table:style-name="Table3.A2" office:value-type="string">
            <text:p text:style-name="P87">Hanriot HD.1</text:p>
          </table:table-cell>
          <table:table-cell table:style-name="Table3.A2" office:value-type="string">
            <text:p text:style-name="P87">1<text:span text:style-name="T100">P</text:span></text:p>
          </table:table-cell>
          <table:table-cell table:style-name="Table3.A2" office:value-type="string">
            <text:p text:style-name="P79">P:<text:span text:style-name="T71">1</text:span>N</text:p>
          </table:table-cell>
          <table:table-cell table:style-name="Table3.A2" office:value-type="string">
            <text:p text:style-name="P87">1</text:p>
          </table:table-cell>
          <table:table-cell table:style-name="Table3.A2" office:value-type="string">
            <text:p text:style-name="P87">4</text:p>
          </table:table-cell>
          <table:table-cell table:style-name="Table3.A2" office:value-type="string">
            <text:p text:style-name="P87">5</text:p>
          </table:table-cell>
          <table:table-cell table:style-name="Table3.A2" office:value-type="string">
            <text:p text:style-name="P8"/>
          </table:table-cell>
          <table:table-cell table:style-name="Table3.A2" office:value-type="string">
            <text:p text:style-name="P46">5</text:p>
          </table:table-cell>
          <table:table-cell table:style-name="Table3.A2" office:value-type="string">
            <text:p text:style-name="P88">B</text:p>
          </table:table-cell>
          <table:table-cell table:style-name="Table3.J2" office:value-type="string">
            <text:p text:style-name="P4"/>
          </table:table-cell>
        </table:table-row>
        <table:table-row table:style-name="Table3.6">
          <table:table-cell table:style-name="Table3.A2" office:value-type="string">
            <text:p text:style-name="P31">Morane-Saulnier Type N</text:p>
          </table:table-cell>
          <table:table-cell table:style-name="Table3.A2" office:value-type="string">
            <text:p text:style-name="P22">1<text:span text:style-name="T100">P</text:span></text:p>
          </table:table-cell>
          <table:table-cell table:style-name="Table3.A2" office:value-type="string">
            <text:p text:style-name="P79">P:<text:span text:style-name="T71">1</text:span>N</text:p>
          </table:table-cell>
          <table:table-cell table:style-name="Table3.A2" office:value-type="string">
            <text:p text:style-name="P89">1</text:p>
          </table:table-cell>
          <table:table-cell table:style-name="Table3.A2" office:value-type="string">
            <text:p text:style-name="P90">3</text:p>
          </table:table-cell>
          <table:table-cell table:style-name="Table3.A2" office:value-type="string">
            <text:p text:style-name="P90">4</text:p>
          </table:table-cell>
          <table:table-cell table:style-name="Table3.A2" office:value-type="string">
            <text:p text:style-name="P8"/>
          </table:table-cell>
          <table:table-cell table:style-name="Table3.A2" office:value-type="string">
            <text:p text:style-name="P90">4</text:p>
          </table:table-cell>
          <table:table-cell table:style-name="Table3.A2" office:value-type="string">
            <text:p text:style-name="P81">D</text:p>
          </table:table-cell>
          <table:table-cell table:style-name="Table3.J2" office:value-type="string">
            <text:p text:style-name="P4"/>
          </table:table-cell>
        </table:table-row>
        <table:table-row table:style-name="TableLine140348679200480">
          <table:table-cell table:style-name="Table3.A2" office:value-type="string">
            <text:p text:style-name="P81">Martinsyde G100</text:p>
          </table:table-cell>
          <table:table-cell table:style-name="Table3.A2" office:value-type="string">
            <text:p text:style-name="P22">1<text:span text:style-name="T100">P</text:span></text:p>
          </table:table-cell>
          <table:table-cell table:style-name="Table3.A2" office:value-type="string">
            <text:p text:style-name="P79">P:<text:span text:style-name="T71">1</text:span>N</text:p>
          </table:table-cell>
          <table:table-cell table:style-name="Table3.A2" office:value-type="string">
            <text:p text:style-name="P81">1</text:p>
          </table:table-cell>
          <table:table-cell table:style-name="Table3.A2" office:value-type="string">
            <text:p text:style-name="P90">4</text:p>
          </table:table-cell>
          <table:table-cell table:style-name="Table3.A2" office:value-type="string">
            <text:p text:style-name="P91">4</text:p>
          </table:table-cell>
          <table:table-cell table:style-name="Table3.A2" office:value-type="string">
            <text:p text:style-name="P8"/>
          </table:table-cell>
          <table:table-cell table:style-name="Table3.A2" office:value-type="string">
            <text:p text:style-name="P92">6</text:p>
          </table:table-cell>
          <table:table-cell table:style-name="Table3.A2" office:value-type="string">
            <text:p text:style-name="P81">D</text:p>
          </table:table-cell>
          <table:table-cell table:style-name="Table3.J2" office:value-type="string">
            <text:p text:style-name="P4">‘<text:span text:style-name="T70">Elephant’</text:span></text:p>
          </table:table-cell>
        </table:table-row>
        <table:table-row table:style-name="Table3.8">
          <table:table-cell table:style-name="Table3.A2" office:value-type="string">
            <text:p text:style-name="P16">Nieuport <text:span text:style-name="T62">1</text:span><text:span text:style-name="T70">0</text:span></text:p>
          </table:table-cell>
          <table:table-cell table:style-name="Table3.A2" office:value-type="string">
            <text:p text:style-name="P81">1<text:span text:style-name="T100">P</text:span></text:p>
          </table:table-cell>
          <table:table-cell table:style-name="Table3.A2" office:value-type="string">
            <text:p text:style-name="P14">P:<text:span text:style-name="T62">1</text:span>N<text:span text:style-name="T62">U</text:span></text:p>
          </table:table-cell>
          <table:table-cell table:style-name="Table3.A2" office:value-type="string">
            <text:p text:style-name="P81">1</text:p>
          </table:table-cell>
          <table:table-cell table:style-name="Table3.A2" office:value-type="string">
            <text:p text:style-name="P93">4</text:p>
          </table:table-cell>
          <table:table-cell table:style-name="Table3.A2" office:value-type="string">
            <text:p text:style-name="P94">4</text:p>
          </table:table-cell>
          <table:table-cell table:style-name="Table3.A2" office:value-type="string">
            <text:p text:style-name="P8"/>
          </table:table-cell>
          <table:table-cell table:style-name="Table3.A2" office:value-type="string">
            <text:p text:style-name="P46">4</text:p>
          </table:table-cell>
          <table:table-cell table:style-name="Table3.A2" office:value-type="string">
            <text:p text:style-name="P81">B</text:p>
          </table:table-cell>
          <table:table-cell table:style-name="Table3.J2" office:value-type="string">
            <text:p text:style-name="P4">Nieuport XB ‘Bébé<text:span text:style-name="T70">’</text:span></text:p>
          </table:table-cell>
        </table:table-row>
        <table:table-row table:style-name="Table3.9">
          <table:table-cell table:style-name="Table3.A2" office:value-type="string">
            <text:p text:style-name="P16">Nieuport <text:span text:style-name="T62">11 / </text:span><text:span text:style-name="T69">17 / </text:span><text:span text:style-name="T82">17bis</text:span></text:p>
          </table:table-cell>
          <table:table-cell table:style-name="Table3.A2" office:value-type="string">
            <text:p text:style-name="P87">1<text:span text:style-name="T100">P</text:span></text:p>
          </table:table-cell>
          <table:table-cell table:style-name="Table3.A2" office:value-type="string">
            <text:p text:style-name="P14">P:<text:span text:style-name="T62">1</text:span>N<text:span text:style-name="T62">U</text:span></text:p>
          </table:table-cell>
          <table:table-cell table:style-name="Table3.A2" office:value-type="string">
            <text:p text:style-name="P16">1</text:p>
          </table:table-cell>
          <table:table-cell table:style-name="Table3.A2" office:value-type="string">
            <text:p text:style-name="P93">5</text:p>
          </table:table-cell>
          <table:table-cell table:style-name="Table3.A2" office:value-type="string">
            <text:p text:style-name="P95">5</text:p>
          </table:table-cell>
          <table:table-cell table:style-name="Table3.A2" office:value-type="string">
            <text:p text:style-name="P8"/>
          </table:table-cell>
          <table:table-cell table:style-name="Table3.A2" office:value-type="string">
            <text:p text:style-name="P46">5</text:p>
          </table:table-cell>
          <table:table-cell table:style-name="Table3.A2" office:value-type="string">
            <text:p text:style-name="P16">B</text:p>
          </table:table-cell>
          <table:table-cell table:style-name="Table3.J2" office:value-type="string">
            <text:p text:style-name="P4">Nieuport XI C.1 / <text:span text:style-name="T22">X</text:span><text:span text:style-name="T62">VI</text:span><text:span text:style-name="T22">I C.1 / </text:span><text:span text:style-name="T80">XVIIbis C.1</text:span></text:p>
          </table:table-cell>
        </table:table-row>
        <table:table-row table:style-name="Table3.10">
          <table:table-cell table:style-name="Table3.A2" office:value-type="string">
            <text:p text:style-name="P16">Nieuport <text:span text:style-name="T62">27</text:span></text:p>
          </table:table-cell>
          <table:table-cell table:style-name="Table3.A2" office:value-type="string">
            <text:p text:style-name="P22">1<text:span text:style-name="T100">P</text:span></text:p>
          </table:table-cell>
          <table:table-cell table:style-name="Table3.A2" office:value-type="string">
            <text:p text:style-name="P14">P:<text:span text:style-name="T62">1</text:span>N</text:p>
          </table:table-cell>
          <table:table-cell table:style-name="Table3.A2" office:value-type="string">
            <text:p text:style-name="P16">1</text:p>
          </table:table-cell>
          <table:table-cell table:style-name="Table3.A2" office:value-type="string">
            <text:p text:style-name="P93">5</text:p>
          </table:table-cell>
          <table:table-cell table:style-name="Table3.A2" office:value-type="string">
            <text:p text:style-name="P95">5</text:p>
          </table:table-cell>
          <table:table-cell table:style-name="Table3.A2" office:value-type="string">
            <text:p text:style-name="P8"/>
          </table:table-cell>
          <table:table-cell table:style-name="Table3.A2" office:value-type="string">
            <text:p text:style-name="P46">5</text:p>
          </table:table-cell>
          <table:table-cell table:style-name="Table3.A2" office:value-type="string">
            <text:p text:style-name="P16">B</text:p>
          </table:table-cell>
          <table:table-cell table:style-name="Table3.J2" office:value-type="string">
            <text:p text:style-name="P4">Nieuport X<text:span text:style-name="T62">XVI</text:span>I C.1</text:p>
          </table:table-cell>
        </table:table-row>
        <table:table-row table:style-name="TableLine140348679201296">
          <table:table-cell table:style-name="Table3.A2" office:value-type="string">
            <text:p text:style-name="P16">Nieuport 28 <text:span text:style-name="T80">C.1</text:span></text:p>
          </table:table-cell>
          <table:table-cell table:style-name="Table3.A2" office:value-type="string">
            <text:p text:style-name="P22">1<text:span text:style-name="T100">P</text:span></text:p>
          </table:table-cell>
          <table:table-cell table:style-name="Table3.A2" office:value-type="string">
            <text:p text:style-name="P14">P:2N</text:p>
          </table:table-cell>
          <table:table-cell table:style-name="Table3.A2" office:value-type="string">
            <text:p text:style-name="P16">1</text:p>
          </table:table-cell>
          <table:table-cell table:style-name="Table3.A2" office:value-type="string">
            <text:p text:style-name="P93">5</text:p>
          </table:table-cell>
          <table:table-cell table:style-name="Table3.A2" office:value-type="string">
            <text:p text:style-name="P16">6</text:p>
          </table:table-cell>
          <table:table-cell table:style-name="Table3.A2" office:value-type="string">
            <text:p text:style-name="P8"/>
          </table:table-cell>
          <table:table-cell table:style-name="Table3.A2" office:value-type="string">
            <text:p text:style-name="P46">6</text:p>
          </table:table-cell>
          <table:table-cell table:style-name="Table3.A2" office:value-type="string">
            <text:p text:style-name="P16">B</text:p>
          </table:table-cell>
          <table:table-cell table:style-name="Table3.J2" office:value-type="string">
            <text:p text:style-name="P4"/>
          </table:table-cell>
        </table:table-row>
        <table:table-row table:style-name="TableLine140348679201568">
          <table:table-cell table:style-name="Table3.A2" office:value-type="string">
            <text:p text:style-name="P12">RAF S.E.5</text:p>
          </table:table-cell>
          <table:table-cell table:style-name="Table3.A2" office:value-type="string">
            <text:p text:style-name="P81">1<text:span text:style-name="T100">P</text:span></text:p>
          </table:table-cell>
          <table:table-cell table:style-name="Table3.A2" office:value-type="string">
            <text:p text:style-name="P14">P:1N P:1NU</text:p>
          </table:table-cell>
          <table:table-cell table:style-name="Table3.A2" office:value-type="string">
            <text:p text:style-name="P12">1</text:p>
          </table:table-cell>
          <table:table-cell table:style-name="Table3.A2" office:value-type="string">
            <text:p text:style-name="P96">6</text:p>
          </table:table-cell>
          <table:table-cell table:style-name="Table3.A2" office:value-type="string">
            <text:p text:style-name="P25">6</text:p>
          </table:table-cell>
          <table:table-cell table:style-name="Table3.A2" office:value-type="string">
            <text:p text:style-name="P6"/>
          </table:table-cell>
          <table:table-cell table:style-name="Table3.A2" office:value-type="string">
            <text:p text:style-name="P92">7</text:p>
          </table:table-cell>
          <table:table-cell table:style-name="Table3.A2" office:value-type="string">
            <text:p text:style-name="P12">B</text:p>
          </table:table-cell>
          <table:table-cell table:style-name="Table3.J2" office:value-type="string">
            <text:p text:style-name="P14">Lewis gun allows fire at incline</text:p>
          </table:table-cell>
        </table:table-row>
        <table:table-row table:style-name="Table3.13">
          <table:table-cell table:style-name="Table3.A2" office:value-type="string">
            <text:p text:style-name="P12">RAF S.E.5A</text:p>
          </table:table-cell>
          <table:table-cell table:style-name="Table3.A2" office:value-type="string">
            <text:p text:style-name="P87">1<text:span text:style-name="T100">P</text:span></text:p>
          </table:table-cell>
          <table:table-cell table:style-name="Table3.A2" office:value-type="string">
            <text:p text:style-name="P14">P:1N P:1NU</text:p>
          </table:table-cell>
          <table:table-cell table:style-name="Table3.A2" office:value-type="string">
            <text:p text:style-name="P12">1</text:p>
          </table:table-cell>
          <table:table-cell table:style-name="Table3.A2" office:value-type="string">
            <text:p text:style-name="P96">6</text:p>
          </table:table-cell>
          <table:table-cell table:style-name="Table3.A2" office:value-type="string">
            <text:p text:style-name="P12">7</text:p>
          </table:table-cell>
          <table:table-cell table:style-name="Table3.A2" office:value-type="string">
            <text:p text:style-name="P6"/>
          </table:table-cell>
          <table:table-cell table:style-name="Table3.A2" office:value-type="string">
            <text:p text:style-name="P92">7</text:p>
          </table:table-cell>
          <table:table-cell table:style-name="Table3.A2" office:value-type="string">
            <text:p text:style-name="P12">B</text:p>
          </table:table-cell>
          <table:table-cell table:style-name="Table3.J2" office:value-type="string">
            <text:p text:style-name="P14">Lewis gun allows fire at incline</text:p>
          </table:table-cell>
        </table:table-row>
        <table:table-row table:style-name="Table3.14">
          <table:table-cell table:style-name="Table3.A2" office:value-type="string">
            <text:p text:style-name="P12">Sopwith <text:span text:style-name="T60">Pup</text:span></text:p>
          </table:table-cell>
          <table:table-cell table:style-name="Table3.A2" office:value-type="string">
            <text:p text:style-name="P22">1<text:span text:style-name="T100">P</text:span></text:p>
          </table:table-cell>
          <table:table-cell table:style-name="Table3.A2" office:value-type="string">
            <text:p text:style-name="P14">P:<text:span text:style-name="T60">1</text:span>N</text:p>
          </table:table-cell>
          <table:table-cell table:style-name="Table3.A2" office:value-type="string">
            <text:p text:style-name="P12">1</text:p>
          </table:table-cell>
          <table:table-cell table:style-name="Table3.A2" office:value-type="string">
            <text:p text:style-name="P84">4</text:p>
          </table:table-cell>
          <table:table-cell table:style-name="Table3.A2" office:value-type="string">
            <text:p text:style-name="P84">5</text:p>
          </table:table-cell>
          <table:table-cell table:style-name="Table3.A2" office:value-type="string">
            <text:p text:style-name="P4"/>
          </table:table-cell>
          <table:table-cell table:style-name="Table3.A2" office:value-type="string">
            <text:p text:style-name="P46">5</text:p>
          </table:table-cell>
          <table:table-cell table:style-name="Table3.A2" office:value-type="string">
            <text:p text:style-name="P84">B</text:p>
          </table:table-cell>
          <table:table-cell table:style-name="Table3.J2" office:value-type="string">
            <text:p text:style-name="P4"/>
          </table:table-cell>
        </table:table-row>
        <table:table-row table:style-name="Table3.15">
          <table:table-cell table:style-name="Table3.A2" office:value-type="string">
            <text:p text:style-name="P12">Sopwith F.1 Camel</text:p>
          </table:table-cell>
          <table:table-cell table:style-name="Table3.A2" office:value-type="string">
            <text:p text:style-name="P22">1<text:span text:style-name="T100">P</text:span></text:p>
          </table:table-cell>
          <table:table-cell table:style-name="Table3.A2" office:value-type="string">
            <text:p text:style-name="P14">P:2N</text:p>
          </table:table-cell>
          <table:table-cell table:style-name="Table3.A2" office:value-type="string">
            <text:p text:style-name="P12">1</text:p>
          </table:table-cell>
          <table:table-cell table:style-name="Table3.A2" office:value-type="string">
            <text:p text:style-name="P12">5</text:p>
          </table:table-cell>
          <table:table-cell table:style-name="Table3.A2" office:value-type="string">
            <text:p text:style-name="P12">6</text:p>
          </table:table-cell>
          <table:table-cell table:style-name="Table3.A2" office:value-type="string">
            <text:p text:style-name="P4"/>
          </table:table-cell>
          <table:table-cell table:style-name="Table3.A2" office:value-type="string">
            <text:p text:style-name="P46">6</text:p>
          </table:table-cell>
          <table:table-cell table:style-name="Table3.A2" office:value-type="string">
            <text:p text:style-name="P12">A</text:p>
          </table:table-cell>
          <table:table-cell table:style-name="Table3.J2" office:value-type="string">
            <text:p text:style-name="P4"/>
          </table:table-cell>
        </table:table-row>
        <table:table-row table:style-name="TableLine140348679202656">
          <table:table-cell table:style-name="Table3.A2" office:value-type="string">
            <text:p text:style-name="P12">Sopwith <text:span text:style-name="T113">2</text:span>F.1 Camel</text:p>
          </table:table-cell>
          <table:table-cell table:style-name="Table3.A2" office:value-type="string">
            <text:p text:style-name="P22">1<text:span text:style-name="T100">P</text:span></text:p>
          </table:table-cell>
          <table:table-cell table:style-name="Table3.A2" office:value-type="string">
            <text:p text:style-name="P14">P:2N<text:span text:style-name="T113">U</text:span></text:p>
          </table:table-cell>
          <table:table-cell table:style-name="Table3.A2" office:value-type="string">
            <text:p text:style-name="P12">1</text:p>
          </table:table-cell>
          <table:table-cell table:style-name="Table3.A2" office:value-type="string">
            <text:p text:style-name="P12">5</text:p>
          </table:table-cell>
          <table:table-cell table:style-name="Table3.A2" office:value-type="string">
            <text:p text:style-name="P12">6</text:p>
          </table:table-cell>
          <table:table-cell table:style-name="Table3.A2" office:value-type="string">
            <text:p text:style-name="P4"/>
          </table:table-cell>
          <table:table-cell table:style-name="Table3.A2" office:value-type="string">
            <text:p text:style-name="P46">6</text:p>
          </table:table-cell>
          <table:table-cell table:style-name="Table3.A2" office:value-type="string">
            <text:p text:style-name="P12">A</text:p>
          </table:table-cell>
          <table:table-cell table:style-name="Table3.J2" office:value-type="string">
            <text:p text:style-name="P97">Double Lewis fire at incline</text:p>
          </table:table-cell>
        </table:table-row>
        <table:table-row table:style-name="TableLine140348679202928">
          <table:table-cell table:style-name="Table3.A2" office:value-type="string">
            <text:p text:style-name="P12">Sopwith <text:span text:style-name="T58">Triplane</text:span></text:p>
          </table:table-cell>
          <table:table-cell table:style-name="Table3.A2" office:value-type="string">
            <text:p text:style-name="P81">1<text:span text:style-name="T100">P</text:span></text:p>
          </table:table-cell>
          <table:table-cell table:style-name="Table3.A2" office:value-type="string">
            <text:p text:style-name="P14">P:<text:span text:style-name="T58">1</text:span>N</text:p>
          </table:table-cell>
          <table:table-cell table:style-name="Table3.A2" office:value-type="string">
            <text:p text:style-name="P12">1</text:p>
          </table:table-cell>
          <table:table-cell table:style-name="Table3.A2" office:value-type="string">
            <text:p text:style-name="P98">5</text:p>
          </table:table-cell>
          <table:table-cell table:style-name="Table3.A2" office:value-type="string">
            <text:p text:style-name="P91">5</text:p>
          </table:table-cell>
          <table:table-cell table:style-name="Table3.A2" office:value-type="string">
            <text:p text:style-name="P4"/>
          </table:table-cell>
          <table:table-cell table:style-name="Table3.A2" office:value-type="string">
            <text:p text:style-name="P46">5</text:p>
          </table:table-cell>
          <table:table-cell table:style-name="Table3.A2" office:value-type="string">
            <text:p text:style-name="P12">A</text:p>
          </table:table-cell>
          <table:table-cell table:style-name="Table3.J2" office:value-type="string">
            <text:p text:style-name="P4"/>
          </table:table-cell>
        </table:table-row>
        <table:table-row table:style-name="TableLine140348679203200">
          <table:table-cell table:style-name="Table3.A2" office:value-type="string">
            <text:p text:style-name="P99">Sopwith <text:span text:style-name="T55">5F.1 </text:span>Dolphin</text:p>
          </table:table-cell>
          <table:table-cell table:style-name="Table3.A2" office:value-type="string">
            <text:p text:style-name="P87">1<text:span text:style-name="T100">P</text:span></text:p>
          </table:table-cell>
          <table:table-cell table:style-name="Table3.A2" office:value-type="string">
            <text:p text:style-name="P14">P:2N</text:p>
          </table:table-cell>
          <table:table-cell table:style-name="Table3.A2" office:value-type="string">
            <text:p text:style-name="P99">1</text:p>
          </table:table-cell>
          <table:table-cell table:style-name="Table3.A2" office:value-type="string">
            <text:p text:style-name="P99">5</text:p>
          </table:table-cell>
          <table:table-cell table:style-name="Table3.A2" office:value-type="string">
            <text:p text:style-name="P91">6</text:p>
          </table:table-cell>
          <table:table-cell table:style-name="Table3.A2" office:value-type="string">
            <text:p text:style-name="P4"/>
          </table:table-cell>
          <table:table-cell table:style-name="Table3.A2" office:value-type="string">
            <text:p text:style-name="P46">6</text:p>
          </table:table-cell>
          <table:table-cell table:style-name="Table3.A2" office:value-type="string">
            <text:p text:style-name="P99">B</text:p>
          </table:table-cell>
          <table:table-cell table:style-name="Table3.J2" office:value-type="string">
            <text:p text:style-name="P4"/>
          </table:table-cell>
        </table:table-row>
        <table:table-row table:style-name="TableLine140348679203472">
          <table:table-cell table:style-name="Table3.A2" office:value-type="string">
            <text:p text:style-name="P12">Sopwith <text:span text:style-name="T57">7F.1 </text:span>Snipe</text:p>
          </table:table-cell>
          <table:table-cell table:style-name="Table3.A2" office:value-type="string">
            <text:p text:style-name="P22">1<text:span text:style-name="T100">P</text:span></text:p>
          </table:table-cell>
          <table:table-cell table:style-name="Table3.A2" office:value-type="string">
            <text:p text:style-name="P14">P:2N</text:p>
          </table:table-cell>
          <table:table-cell table:style-name="Table3.A2" office:value-type="string">
            <text:p text:style-name="P12">1</text:p>
          </table:table-cell>
          <table:table-cell table:style-name="Table3.A2" office:value-type="string">
            <text:p text:style-name="P12">6</text:p>
          </table:table-cell>
          <table:table-cell table:style-name="Table3.A2" office:value-type="string">
            <text:p text:style-name="P12">6</text:p>
          </table:table-cell>
          <table:table-cell table:style-name="Table3.A2" office:value-type="string">
            <text:p text:style-name="P4"/>
          </table:table-cell>
          <table:table-cell table:style-name="Table3.A2" office:value-type="string">
            <text:p text:style-name="P46">6</text:p>
          </table:table-cell>
          <table:table-cell table:style-name="Table3.A2" office:value-type="string">
            <text:p text:style-name="P12">A</text:p>
          </table:table-cell>
          <table:table-cell table:style-name="Table3.J2" office:value-type="string">
            <text:p text:style-name="P100"/>
          </table:table-cell>
        </table:table-row>
        <table:table-row table:style-name="TableLine140348679203744">
          <table:table-cell table:style-name="Table3.A2" office:value-type="string">
            <text:p text:style-name="P12">Sopwith <text:span text:style-name="T56">Tabloid</text:span></text:p>
          </table:table-cell>
          <table:table-cell table:style-name="Table3.A2" office:value-type="string">
            <text:p text:style-name="P22">1<text:span text:style-name="T100">P</text:span></text:p>
          </table:table-cell>
          <table:table-cell table:style-name="Table3.A2" office:value-type="string">
            <text:p text:style-name="P22">P:1N</text:p>
          </table:table-cell>
          <table:table-cell table:style-name="Table3.A2" office:value-type="string">
            <text:p text:style-name="P101">1</text:p>
          </table:table-cell>
          <table:table-cell table:style-name="Table3.A2" office:value-type="string">
            <text:p text:style-name="P101">3</text:p>
          </table:table-cell>
          <table:table-cell table:style-name="Table3.A2" office:value-type="string">
            <text:p text:style-name="P101">4</text:p>
          </table:table-cell>
          <table:table-cell table:style-name="Table3.A2" office:value-type="string">
            <text:p text:style-name="P4"/>
          </table:table-cell>
          <table:table-cell table:style-name="Table3.A2" office:value-type="string">
            <text:p text:style-name="P46">4</text:p>
          </table:table-cell>
          <table:table-cell table:style-name="Table3.A2" office:value-type="string">
            <text:p text:style-name="P101">C</text:p>
          </table:table-cell>
          <table:table-cell table:style-name="Table3.J2" office:value-type="string">
            <text:p text:style-name="P4"/>
          </table:table-cell>
        </table:table-row>
        <table:table-row table:style-name="Table3.21">
          <table:table-cell table:style-name="Table3.A2" office:value-type="string">
            <text:p text:style-name="P14">SPAD <text:span text:style-name="T59">VII </text:span><text:span text:style-name="T79">C.1</text:span></text:p>
          </table:table-cell>
          <table:table-cell table:style-name="Table3.A2" office:value-type="string">
            <text:p text:style-name="P81">1<text:span text:style-name="T100">P</text:span></text:p>
          </table:table-cell>
          <table:table-cell table:style-name="Table3.A2" office:value-type="string">
            <text:p text:style-name="P14">P:<text:span text:style-name="T59">1</text:span>N</text:p>
          </table:table-cell>
          <table:table-cell table:style-name="Table3.A2" office:value-type="string">
            <text:p text:style-name="P14">1</text:p>
          </table:table-cell>
          <table:table-cell table:style-name="Table3.A2" office:value-type="string">
            <text:p text:style-name="P102">5</text:p>
          </table:table-cell>
          <table:table-cell table:style-name="Table3.A2" office:value-type="string">
            <text:p text:style-name="P102">6</text:p>
          </table:table-cell>
          <table:table-cell table:style-name="Table3.A2" office:value-type="string">
            <text:p text:style-name="P4"/>
          </table:table-cell>
          <table:table-cell table:style-name="Table3.A2" office:value-type="string">
            <text:p text:style-name="P46">6</text:p>
          </table:table-cell>
          <table:table-cell table:style-name="Table3.A2" office:value-type="string">
            <text:p text:style-name="P14">B</text:p>
          </table:table-cell>
          <table:table-cell table:style-name="Table3.J2" office:value-type="string">
            <text:p text:style-name="P4"/>
          </table:table-cell>
        </table:table-row>
        <table:table-row table:style-name="Table3.22">
          <table:table-cell table:style-name="Table3.A2" office:value-type="string">
            <text:p text:style-name="P14">SPAD XIII <text:span text:style-name="T79">C.1</text:span></text:p>
          </table:table-cell>
          <table:table-cell table:style-name="Table3.A2" office:value-type="string">
            <text:p text:style-name="P87">1<text:span text:style-name="T100">P</text:span></text:p>
          </table:table-cell>
          <table:table-cell table:style-name="Table3.A2" office:value-type="string">
            <text:p text:style-name="P14">P:2N</text:p>
          </table:table-cell>
          <table:table-cell table:style-name="Table3.A2" office:value-type="string">
            <text:p text:style-name="P14">1</text:p>
          </table:table-cell>
          <table:table-cell table:style-name="Table3.A2" office:value-type="string">
            <text:p text:style-name="P96">6</text:p>
          </table:table-cell>
          <table:table-cell table:style-name="Table3.A2" office:value-type="string">
            <text:p text:style-name="P14">7</text:p>
          </table:table-cell>
          <table:table-cell table:style-name="Table3.A2" office:value-type="string">
            <text:p text:style-name="P4"/>
          </table:table-cell>
          <table:table-cell table:style-name="Table3.A2" office:value-type="string">
            <text:p text:style-name="P46">7</text:p>
          </table:table-cell>
          <table:table-cell table:style-name="Table3.A2" office:value-type="string">
            <text:p text:style-name="P14">B</text:p>
          </table:table-cell>
          <table:table-cell table:style-name="Table3.J2" office:value-type="string">
            <text:p text:style-name="P4"/>
          </table:table-cell>
        </table:table-row>
        <table:table-row table:style-name="TableLine140348679204560">
          <table:table-cell table:style-name="Table3.A2" office:value-type="string">
            <text:p text:style-name="P18">Airco D.H.4</text:p>
          </table:table-cell>
          <table:table-cell table:style-name="Table3.A2" office:value-type="string">
            <text:p text:style-name="P64">1P 1O</text:p>
          </table:table-cell>
          <table:table-cell table:style-name="Table3.A2" office:value-type="string">
            <text:p text:style-name="P22">P:1N O:1LRT</text:p>
          </table:table-cell>
          <table:table-cell table:style-name="Table3.A2" office:value-type="string">
            <text:p text:style-name="P22">1</text:p>
          </table:table-cell>
          <table:table-cell table:style-name="Table3.A2" office:value-type="string">
            <text:p text:style-name="P22">4</text:p>
          </table:table-cell>
          <table:table-cell table:style-name="Table3.A2" office:value-type="string">
            <text:p text:style-name="P80">5</text:p>
          </table:table-cell>
          <table:table-cell table:style-name="Table3.A2" office:value-type="string">
            <text:p text:style-name="P6"/>
          </table:table-cell>
          <table:table-cell table:style-name="Table3.A2" office:value-type="string">
            <text:p text:style-name="P81">8</text:p>
          </table:table-cell>
          <table:table-cell table:style-name="Table3.A2" office:value-type="string">
            <text:p text:style-name="P22">C</text:p>
          </table:table-cell>
          <table:table-cell table:style-name="Table3.J2" office:value-type="string">
            <text:p text:style-name="P4"/>
          </table:table-cell>
        </table:table-row>
        <table:table-row table:style-name="TableLine140348679204832">
          <table:table-cell table:style-name="Table3.A2" office:value-type="string">
            <text:p text:style-name="P18">Airco D.H.<text:span text:style-name="T63">9</text:span></text:p>
          </table:table-cell>
          <table:table-cell table:style-name="Table3.A2" office:value-type="string">
            <text:p text:style-name="P64">1P 1O</text:p>
          </table:table-cell>
          <table:table-cell table:style-name="Table3.A2" office:value-type="string">
            <text:p text:style-name="P22">P:1N O:1LRT</text:p>
          </table:table-cell>
          <table:table-cell table:style-name="Table3.A2" office:value-type="string">
            <text:p text:style-name="P22">1</text:p>
          </table:table-cell>
          <table:table-cell table:style-name="Table3.A2" office:value-type="string">
            <text:p text:style-name="P22">4</text:p>
          </table:table-cell>
          <table:table-cell table:style-name="Table3.A2" office:value-type="string">
            <text:p text:style-name="P80">6</text:p>
          </table:table-cell>
          <table:table-cell table:style-name="Table3.A2" office:value-type="string">
            <text:p text:style-name="P6"/>
          </table:table-cell>
          <table:table-cell table:style-name="Table3.A2" office:value-type="string">
            <text:p text:style-name="P81">8</text:p>
          </table:table-cell>
          <table:table-cell table:style-name="Table3.A2" office:value-type="string">
            <text:p text:style-name="P22">C</text:p>
          </table:table-cell>
          <table:table-cell table:style-name="Table3.J2" office:value-type="string">
            <text:p text:style-name="P4"/>
          </table:table-cell>
        </table:table-row>
        <text:soft-page-break/>
        <table:table-row table:style-name="TableLine140348679205104">
          <table:table-cell table:style-name="Table3.A2" office:value-type="string">
            <text:p text:style-name="P18">Airco D.H.<text:span text:style-name="T63">9A</text:span></text:p>
          </table:table-cell>
          <table:table-cell table:style-name="Table3.A2" office:value-type="string">
            <text:p text:style-name="P64">1P 1O</text:p>
          </table:table-cell>
          <table:table-cell table:style-name="Table3.A2" office:value-type="string">
            <text:p text:style-name="P22">P:1N O:1LRT</text:p>
          </table:table-cell>
          <table:table-cell table:style-name="Table3.A2" office:value-type="string">
            <text:p text:style-name="P22">1</text:p>
          </table:table-cell>
          <table:table-cell table:style-name="Table3.A2" office:value-type="string">
            <text:p text:style-name="P22">4</text:p>
          </table:table-cell>
          <table:table-cell table:style-name="Table3.A2" office:value-type="string">
            <text:p text:style-name="P44">6</text:p>
          </table:table-cell>
          <table:table-cell table:style-name="Table3.A2" office:value-type="string">
            <text:p text:style-name="P6"/>
          </table:table-cell>
          <table:table-cell table:style-name="Table3.A2" office:value-type="string">
            <text:p text:style-name="P81">8</text:p>
          </table:table-cell>
          <table:table-cell table:style-name="Table3.A2" office:value-type="string">
            <text:p text:style-name="P22">C</text:p>
          </table:table-cell>
          <table:table-cell table:style-name="Table3.J2" office:value-type="string">
            <text:p text:style-name="P4"/>
          </table:table-cell>
        </table:table-row>
        <table:table-row table:style-name="Table3.26">
          <table:table-cell table:style-name="Table3.A2" office:value-type="string">
            <text:p text:style-name="P87">Breguet 14</text:p>
          </table:table-cell>
          <table:table-cell table:style-name="Table3.A2" office:value-type="string">
            <text:p text:style-name="P64">1P 1O</text:p>
          </table:table-cell>
          <table:table-cell table:style-name="Table3.A2" office:value-type="string">
            <text:p text:style-name="P22">P:1N O:<text:span text:style-name="T72">2</text:span>LRT</text:p>
          </table:table-cell>
          <table:table-cell table:style-name="Table3.A2" office:value-type="string">
            <text:p text:style-name="P87">1</text:p>
          </table:table-cell>
          <table:table-cell table:style-name="Table3.A2" office:value-type="string">
            <text:p text:style-name="P87">5</text:p>
          </table:table-cell>
          <table:table-cell table:style-name="Table3.A2" office:value-type="string">
            <text:p text:style-name="P87">6</text:p>
          </table:table-cell>
          <table:table-cell table:style-name="Table3.A2" office:value-type="string">
            <text:p text:style-name="P8"/>
          </table:table-cell>
          <table:table-cell table:style-name="Table3.A2" office:value-type="string">
            <text:p text:style-name="P87">8</text:p>
          </table:table-cell>
          <table:table-cell table:style-name="Table3.A2" office:value-type="string">
            <text:p text:style-name="P87">C</text:p>
          </table:table-cell>
          <table:table-cell table:style-name="Table3.J2" office:value-type="string">
            <text:p text:style-name="P103"><text:span text:style-name="T72">Breguet </text:span>14 A.2 / 14 B.2</text:p>
          </table:table-cell>
        </table:table-row>
        <table:table-row table:style-name="Table3.27">
          <table:table-cell table:style-name="Table3.A2" office:value-type="string">
            <text:p text:style-name="P27">Bristol F.2B Fighter</text:p>
          </table:table-cell>
          <table:table-cell table:style-name="Table3.A2" office:value-type="string">
            <text:p text:style-name="P64">1P 1O</text:p>
          </table:table-cell>
          <table:table-cell table:style-name="Table3.A2" office:value-type="string">
            <text:p text:style-name="P22">P:1N O:1/<text:span text:style-name="T73">2</text:span>LRT</text:p>
          </table:table-cell>
          <table:table-cell table:style-name="Table3.A2" office:value-type="string">
            <text:p text:style-name="P22">1</text:p>
          </table:table-cell>
          <table:table-cell table:style-name="Table3.A2" office:value-type="string">
            <text:p text:style-name="P27">5</text:p>
          </table:table-cell>
          <table:table-cell table:style-name="Table3.A2" office:value-type="string">
            <text:p text:style-name="P27">6</text:p>
          </table:table-cell>
          <table:table-cell table:style-name="Table3.A2" office:value-type="string">
            <text:p text:style-name="P8"/>
          </table:table-cell>
          <table:table-cell table:style-name="Table3.A2" office:value-type="string">
            <text:p text:style-name="P81">7</text:p>
          </table:table-cell>
          <table:table-cell table:style-name="Table3.A2" office:value-type="string">
            <text:p text:style-name="P86">B</text:p>
          </table:table-cell>
          <table:table-cell table:style-name="Table3.J2" office:value-type="string">
            <text:p text:style-name="P104">Observer optionally had 2 yoked Lewis</text:p>
          </table:table-cell>
        </table:table-row>
        <table:table-row table:style-name="Table3.28">
          <table:table-cell table:style-name="Table3.A2" office:value-type="string">
            <text:p text:style-name="P12">RAF <text:span text:style-name="T53">B</text:span>.E.2<text:span text:style-name="T53">c</text:span></text:p>
          </table:table-cell>
          <table:table-cell table:style-name="Table3.A2" office:value-type="string">
            <text:p text:style-name="P64">1P 1O</text:p>
          </table:table-cell>
          <table:table-cell table:style-name="Table3.A2" office:value-type="string">
            <text:p text:style-name="P12">O:1<text:span text:style-name="T53">T</text:span></text:p>
          </table:table-cell>
          <table:table-cell table:style-name="Table3.A2" office:value-type="string">
            <text:p text:style-name="P12">1</text:p>
          </table:table-cell>
          <table:table-cell table:style-name="Table3.A2" office:value-type="string">
            <text:p text:style-name="P105">3</text:p>
          </table:table-cell>
          <table:table-cell table:style-name="Table3.A2" office:value-type="string">
            <text:p text:style-name="P106">4</text:p>
          </table:table-cell>
          <table:table-cell table:style-name="Table3.A2" office:value-type="string">
            <text:p text:style-name="P8"/>
          </table:table-cell>
          <table:table-cell table:style-name="Table3.A2" office:value-type="string">
            <text:p text:style-name="P81">5</text:p>
          </table:table-cell>
          <table:table-cell table:style-name="Table3.A2" office:value-type="string">
            <text:p text:style-name="P105">D</text:p>
          </table:table-cell>
          <table:table-cell table:style-name="Table3.J2" office:value-type="string">
            <text:p text:style-name="P12">Observer at front, <text:span text:style-name="T53">restricted firing arc</text:span></text:p>
          </table:table-cell>
        </table:table-row>
        <table:table-row table:style-name="TableLine140348679206192">
          <table:table-cell table:style-name="Table3.A2" office:value-type="string">
            <text:p text:style-name="P12">RAF F.E.2b</text:p>
          </table:table-cell>
          <table:table-cell table:style-name="Table3.A2" office:value-type="string">
            <text:p text:style-name="P64">1P 1O</text:p>
          </table:table-cell>
          <table:table-cell table:style-name="Table3.A2" office:value-type="string">
            <text:p text:style-name="P12">O:1NU<text:span text:style-name="T54">T</text:span></text:p>
          </table:table-cell>
          <table:table-cell table:style-name="Table3.A2" office:value-type="string">
            <text:p text:style-name="P12">1</text:p>
          </table:table-cell>
          <table:table-cell table:style-name="Table3.A2" office:value-type="string">
            <text:p text:style-name="P105">4</text:p>
          </table:table-cell>
          <table:table-cell table:style-name="Table3.A2" office:value-type="string">
            <text:p text:style-name="P106">4</text:p>
          </table:table-cell>
          <table:table-cell table:style-name="Table3.A2" office:value-type="string">
            <text:p text:style-name="P8"/>
          </table:table-cell>
          <table:table-cell table:style-name="Table3.A2" office:value-type="string">
            <text:p text:style-name="P46">5</text:p>
          </table:table-cell>
          <table:table-cell table:style-name="Table3.A2" office:value-type="string">
            <text:p text:style-name="P105">C</text:p>
          </table:table-cell>
          <table:table-cell table:style-name="Table3.J2" office:value-type="string">
            <text:p text:style-name="P12">Observer at front of pusher aircraft</text:p>
          </table:table-cell>
        </table:table-row>
        <table:table-row table:style-name="Table3.30">
          <table:table-cell table:style-name="Table3.A2" office:value-type="string">
            <text:p text:style-name="P106">RAF R.E.8</text:p>
          </table:table-cell>
          <table:table-cell table:style-name="Table3.A2" office:value-type="string">
            <text:p text:style-name="P64">1P 1O</text:p>
          </table:table-cell>
          <table:table-cell table:style-name="Table3.A2" office:value-type="string">
            <text:p text:style-name="P22">P:1N O:1LRT</text:p>
          </table:table-cell>
          <table:table-cell table:style-name="Table3.A2" office:value-type="string">
            <text:p text:style-name="P106">1</text:p>
          </table:table-cell>
          <table:table-cell table:style-name="Table3.A2" office:value-type="string">
            <text:p text:style-name="P106">4</text:p>
          </table:table-cell>
          <table:table-cell table:style-name="Table3.A2" office:value-type="string">
            <text:p text:style-name="P106">5</text:p>
          </table:table-cell>
          <table:table-cell table:style-name="Table3.A2" office:value-type="string">
            <text:p text:style-name="P4"/>
          </table:table-cell>
          <table:table-cell table:style-name="Table3.A2" office:value-type="string">
            <text:p text:style-name="P92">6</text:p>
          </table:table-cell>
          <table:table-cell table:style-name="Table3.A2" office:value-type="string">
            <text:p text:style-name="P106">C</text:p>
          </table:table-cell>
          <table:table-cell table:style-name="Table3.J2" office:value-type="string">
            <text:p text:style-name="P4"/>
          </table:table-cell>
        </table:table-row>
        <table:table-row table:style-name="TableLine140348679206736">
          <table:table-cell table:style-name="Table3.A2" office:value-type="string">
            <text:p text:style-name="P107">Short Seaplane / Bomber</text:p>
          </table:table-cell>
          <table:table-cell table:style-name="Table3.A2" office:value-type="string">
            <text:p text:style-name="P64">1P 1O</text:p>
          </table:table-cell>
          <table:table-cell table:style-name="Table3.A2" office:value-type="string">
            <text:p text:style-name="P22">O:1LRT</text:p>
          </table:table-cell>
          <table:table-cell table:style-name="Table3.A2" office:value-type="string">
            <text:p text:style-name="P107">1</text:p>
          </table:table-cell>
          <table:table-cell table:style-name="Table3.A2" office:value-type="string">
            <text:p text:style-name="P107">3</text:p>
          </table:table-cell>
          <table:table-cell table:style-name="Table3.A2" office:value-type="string">
            <text:p text:style-name="P91">3</text:p>
          </table:table-cell>
          <table:table-cell table:style-name="Table3.A2" office:value-type="string">
            <text:p text:style-name="P8"/>
          </table:table-cell>
          <table:table-cell table:style-name="Table3.A2" office:value-type="string">
            <text:p text:style-name="P46">5</text:p>
          </table:table-cell>
          <table:table-cell table:style-name="Table3.A2" office:value-type="string">
            <text:p text:style-name="P107">D</text:p>
          </table:table-cell>
          <table:table-cell table:style-name="Table3.J2" office:value-type="string">
            <text:p text:style-name="P107">Seaplane and land versions of same type</text:p>
          </table:table-cell>
        </table:table-row>
        <table:table-row table:style-name="Table3.32">
          <table:table-cell table:style-name="Table3.A2" office:value-type="string">
            <text:p text:style-name="P12">Sopwith <text:span text:style-name="T61">1½ Strutter</text:span></text:p>
          </table:table-cell>
          <table:table-cell table:style-name="Table3.A2" office:value-type="string">
            <text:p text:style-name="P64">1P 1O</text:p>
          </table:table-cell>
          <table:table-cell table:style-name="Table3.A2" office:value-type="string">
            <text:p text:style-name="P22">P:1N O:1LRT</text:p>
          </table:table-cell>
          <table:table-cell table:style-name="Table3.A2" office:value-type="string">
            <text:p text:style-name="P27">1</text:p>
          </table:table-cell>
          <table:table-cell table:style-name="Table3.A2" office:value-type="string">
            <text:p text:style-name="P27">4</text:p>
          </table:table-cell>
          <table:table-cell table:style-name="Table3.A2" office:value-type="string">
            <text:p text:style-name="P27">5</text:p>
          </table:table-cell>
          <table:table-cell table:style-name="Table3.A2" office:value-type="string">
            <text:p text:style-name="P8"/>
          </table:table-cell>
          <table:table-cell table:style-name="Table3.A2" office:value-type="string">
            <text:p text:style-name="P92">6</text:p>
          </table:table-cell>
          <table:table-cell table:style-name="Table3.A2" office:value-type="string">
            <text:p text:style-name="P27">C</text:p>
          </table:table-cell>
          <table:table-cell table:style-name="Table3.J2" office:value-type="string">
            <text:p text:style-name="P12">Admiralty Typ<text:span text:style-name="T61">e</text:span> 6400</text:p>
          </table:table-cell>
        </table:table-row>
        <table:table-row table:style-name="Table3.33">
          <table:table-cell table:style-name="Table3.A2" office:value-type="string">
            <text:p text:style-name="P37">Voisin <text:span text:style-name="T81">5</text:span></text:p>
          </table:table-cell>
          <table:table-cell table:style-name="Table3.A2" office:value-type="string">
            <text:p text:style-name="P64">1P 1O</text:p>
          </table:table-cell>
          <table:table-cell table:style-name="Table3.A2" office:value-type="string">
            <text:p text:style-name="P12">O:1NU</text:p>
          </table:table-cell>
          <table:table-cell table:style-name="Table3.A2" office:value-type="string">
            <text:p text:style-name="P38">1</text:p>
          </table:table-cell>
          <table:table-cell table:style-name="Table3.A2" office:value-type="string">
            <text:p text:style-name="P40">3</text:p>
          </table:table-cell>
          <table:table-cell table:style-name="Table3.A2" office:value-type="string">
            <text:p text:style-name="P108">3</text:p>
          </table:table-cell>
          <table:table-cell table:style-name="Table3.A2" office:value-type="string">
            <text:p text:style-name="P6"/>
          </table:table-cell>
          <table:table-cell table:style-name="Table3.A2" office:value-type="string">
            <text:p text:style-name="P46">6</text:p>
          </table:table-cell>
          <table:table-cell table:style-name="Table3.A2" office:value-type="string">
            <text:p text:style-name="P38">C</text:p>
          </table:table-cell>
          <table:table-cell table:style-name="Table3.J2" office:value-type="string">
            <text:p text:style-name="P37">Voisin V</text:p>
          </table:table-cell>
        </table:table-row>
        <table:table-row table:style-name="TableLine140348679208064">
          <table:table-cell table:style-name="Table3.A2" office:value-type="string">
            <text:p text:style-name="P34">Caudron R.11</text:p>
          </table:table-cell>
          <table:table-cell table:style-name="Table3.A2" office:value-type="string">
            <text:p text:style-name="P64">1P 2O</text:p>
          </table:table-cell>
          <table:table-cell table:style-name="Table3.A2" office:value-type="string">
            <text:p text:style-name="P50">O:2NU O:2LRT</text:p>
          </table:table-cell>
          <table:table-cell table:style-name="Table3.A2" office:value-type="string">
            <text:p text:style-name="P34">2</text:p>
          </table:table-cell>
          <table:table-cell table:style-name="Table3.A2" office:value-type="string">
            <text:p text:style-name="P50">3</text:p>
          </table:table-cell>
          <table:table-cell table:style-name="Table3.A2" office:value-type="string">
            <text:p text:style-name="P34">6</text:p>
          </table:table-cell>
          <table:table-cell table:style-name="Table3.A2" office:value-type="string">
            <text:p text:style-name="P4"/>
          </table:table-cell>
          <table:table-cell table:style-name="Table3.A2" office:value-type="string">
            <text:p text:style-name="P46">9</text:p>
          </table:table-cell>
          <table:table-cell table:style-name="Table3.A2" office:value-type="string">
            <text:p text:style-name="P50">D</text:p>
          </table:table-cell>
          <table:table-cell table:style-name="Table3.J2" office:value-type="string">
            <text:p text:style-name="P12"><text:span text:style-name="T65">Caudron </text:span>R.XI</text:p>
          </table:table-cell>
        </table:table-row>
        <table:table-row table:style-name="TableLine140348679208336">
          <table:table-cell table:style-name="Table3.A2" office:value-type="string">
            <text:p text:style-name="P14">Farman F.50</text:p>
          </table:table-cell>
          <table:table-cell table:style-name="Table3.A2" office:value-type="string">
            <text:p text:style-name="P64">1P 2O</text:p>
          </table:table-cell>
          <table:table-cell table:style-name="Table3.A2" office:value-type="string">
            <text:p text:style-name="P50">O:2NU</text:p>
          </table:table-cell>
          <table:table-cell table:style-name="Table3.A2" office:value-type="string">
            <text:p text:style-name="P34">2</text:p>
          </table:table-cell>
          <table:table-cell table:style-name="Table3.A2" office:value-type="string">
            <text:p text:style-name="P109">3</text:p>
          </table:table-cell>
          <table:table-cell table:style-name="Table3.A2" office:value-type="string">
            <text:p text:style-name="P108">4</text:p>
          </table:table-cell>
          <table:table-cell table:style-name="Table3.A2" office:value-type="string">
            <text:p text:style-name="P4"/>
          </table:table-cell>
          <table:table-cell table:style-name="Table3.A2" office:value-type="string">
            <text:p text:style-name="P46">10</text:p>
          </table:table-cell>
          <table:table-cell table:style-name="Table3.A2" office:value-type="string">
            <text:p text:style-name="P109">D</text:p>
          </table:table-cell>
          <table:table-cell table:style-name="Table3.J2" office:value-type="string">
            <text:p text:style-name="P14"/>
          </table:table-cell>
        </table:table-row>
        <table:table-row table:style-name="Table3.36">
          <table:table-cell table:style-name="Table3.A2" office:value-type="string">
            <text:p text:style-name="P40">Handley Page O/400</text:p>
          </table:table-cell>
          <table:table-cell table:style-name="Table3.A2" office:value-type="string">
            <text:p text:style-name="P64">1P 2O</text:p>
          </table:table-cell>
          <table:table-cell table:style-name="Table3.A2" office:value-type="string">
            <text:p text:style-name="P50">O:2NU O:<text:span text:style-name="T75">1</text:span>LRT</text:p>
          </table:table-cell>
          <table:table-cell table:style-name="Table3.A2" office:value-type="string">
            <text:p text:style-name="P40">2</text:p>
          </table:table-cell>
          <table:table-cell table:style-name="Table3.A2" office:value-type="string">
            <text:p text:style-name="P40">7</text:p>
          </table:table-cell>
          <table:table-cell table:style-name="Table3.A2" office:value-type="string">
            <text:p text:style-name="P40">5</text:p>
          </table:table-cell>
          <table:table-cell table:style-name="Table3.A2" office:value-type="string">
            <text:p text:style-name="P8"/>
          </table:table-cell>
          <table:table-cell table:style-name="Table3.A2" office:value-type="string">
            <text:p text:style-name="P46">10</text:p>
          </table:table-cell>
          <table:table-cell table:style-name="Table3.A2" office:value-type="string">
            <text:p text:style-name="P40">E</text:p>
          </table:table-cell>
          <table:table-cell table:style-name="Table3.J2" office:value-type="string">
            <text:p text:style-name="P110">Rear observer can fire <text:span text:style-name="T106">1 level </text:span>below tail arc</text:p>
          </table:table-cell>
        </table:table-row>
      </table:table>
      <text:p text:style-name="P1"/>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77">Italian <text:span text:style-name="T84">and</text:span><text:span text:style-name="T64"> Russi</text:span><text:span text:style-name="T68">an</text:span></text:p>
          </table:table-cell>
          <table:table-cell table:style-name="Table1.A1" office:value-type="string">
            <text:p text:style-name="P65">Crew</text:p>
          </table:table-cell>
          <table:table-cell table:style-name="Table1.A1" office:value-type="string">
            <text:p text:style-name="P67">Armament</text:p>
          </table:table-cell>
          <table:table-cell table:style-name="Table1.A1" office:value-type="string">
            <text:p text:style-name="P69">Engine</text:p>
          </table:table-cell>
          <table:table-cell table:style-name="Table1.A1" office:value-type="string">
            <text:p text:style-name="P71">Power</text:p>
          </table:table-cell>
          <table:table-cell table:style-name="Table1.A1" office:value-type="string">
            <text:p text:style-name="P71">Speed</text:p>
          </table:table-cell>
          <table:table-cell table:style-name="Table1.A1" office:value-type="string">
            <text:p text:style-name="P75">Climb</text:p>
          </table:table-cell>
          <table:table-cell table:style-name="Table1.A1" office:value-type="string">
            <text:p text:style-name="P73">Strength</text:p>
          </table:table-cell>
          <table:table-cell table:style-name="Table1.A1" office:value-type="string">
            <text:p text:style-name="P71">Agility</text:p>
          </table:table-cell>
          <table:table-cell table:style-name="Table1.J1" office:value-type="string">
            <text:p text:style-name="P71">Comments</text:p>
          </table:table-cell>
        </table:table-row>
        <table:table-row table:style-name="Table1.2">
          <table:table-cell table:style-name="Table1.A2" office:value-type="string">
            <text:p text:style-name="P24">Ansaldo S.V.A.5</text:p>
          </table:table-cell>
          <table:table-cell table:style-name="Table1.A2" office:value-type="string">
            <text:p text:style-name="P15">1<text:span text:style-name="T100">P</text:span></text:p>
          </table:table-cell>
          <table:table-cell table:style-name="Table1.A2" office:value-type="string">
            <text:p text:style-name="P13">P:2N</text:p>
          </table:table-cell>
          <table:table-cell table:style-name="Table1.A2" office:value-type="string">
            <text:p text:style-name="P23">1</text:p>
          </table:table-cell>
          <table:table-cell table:style-name="Table1.A2" office:value-type="string">
            <text:p text:style-name="P23">6</text:p>
          </table:table-cell>
          <table:table-cell table:style-name="Table1.A2" office:value-type="string">
            <text:p text:style-name="P23">8</text:p>
          </table:table-cell>
          <table:table-cell table:style-name="Table1.A2" office:value-type="string">
            <text:p text:style-name="P7"/>
          </table:table-cell>
          <table:table-cell table:style-name="Table1.A2" office:value-type="string">
            <text:p text:style-name="P45">6</text:p>
          </table:table-cell>
          <table:table-cell table:style-name="Table1.A2" office:value-type="string">
            <text:p text:style-name="P23">B</text:p>
          </table:table-cell>
          <table:table-cell table:style-name="Table1.J2" office:value-type="string">
            <text:p text:style-name="P3"/>
          </table:table-cell>
        </table:table-row>
        <table:table-row table:style-name="Table1.3">
          <table:table-cell table:style-name="Table1.A2" office:value-type="string">
            <text:p text:style-name="P9">Anatra DS </text:p>
          </table:table-cell>
          <table:table-cell table:style-name="Table1.A2" office:value-type="string">
            <text:p text:style-name="P64">1P 2O</text:p>
          </table:table-cell>
          <table:table-cell table:style-name="Table1.A2" office:value-type="string">
            <text:p text:style-name="P20">P:1N O:1LRT</text:p>
          </table:table-cell>
          <table:table-cell table:style-name="Table1.A2" office:value-type="string">
            <text:p text:style-name="P32">1</text:p>
          </table:table-cell>
          <table:table-cell table:style-name="Table1.A2" office:value-type="string">
            <text:p text:style-name="P42">3</text:p>
          </table:table-cell>
          <table:table-cell table:style-name="Table1.A2" office:value-type="string">
            <text:p text:style-name="P42">4</text:p>
          </table:table-cell>
          <table:table-cell table:style-name="Table1.A2" office:value-type="string">
            <text:p text:style-name="P3"/>
          </table:table-cell>
          <table:table-cell table:style-name="Table1.A2" office:value-type="string">
            <text:p text:style-name="P47">5</text:p>
          </table:table-cell>
          <table:table-cell table:style-name="Table1.A2" office:value-type="string">
            <text:p text:style-name="P42">D</text:p>
          </table:table-cell>
          <table:table-cell table:style-name="Table1.J2" office:value-type="string">
            <text:p text:style-name="P43"><text:span text:style-name="T31">‘Anasal’ </text:span>from Anatra-Salm<text:span text:style-name="T74">s</text:span>on</text:p>
          </table:table-cell>
        </table:table-row>
        <table:table-row table:style-name="Table1.4">
          <table:table-cell table:style-name="Table1.A2" office:value-type="string">
            <text:p text:style-name="P26">Grigorovich / <text:span text:style-name="T67">Shchetinin </text:span>M-5</text:p>
          </table:table-cell>
          <table:table-cell table:style-name="Table1.A2" office:value-type="string">
            <text:p text:style-name="P64">1P 2O</text:p>
          </table:table-cell>
          <table:table-cell table:style-name="Table1.A2" office:value-type="string">
            <text:p text:style-name="P21">P:1N O:1LRT</text:p>
          </table:table-cell>
          <table:table-cell table:style-name="Table1.A2" office:value-type="string">
            <text:p text:style-name="P41">1</text:p>
          </table:table-cell>
          <table:table-cell table:style-name="Table1.A2" office:value-type="string">
            <text:p text:style-name="P47">2</text:p>
          </table:table-cell>
          <table:table-cell table:style-name="Table1.A2" office:value-type="string">
            <text:p text:style-name="P47">3</text:p>
          </table:table-cell>
          <table:table-cell table:style-name="Table1.A2" office:value-type="string">
            <text:p text:style-name="P7"/>
          </table:table-cell>
          <table:table-cell table:style-name="Table1.A2" office:value-type="string">
            <text:p text:style-name="P47">6</text:p>
          </table:table-cell>
          <table:table-cell table:style-name="Table1.A2" office:value-type="string">
            <text:p text:style-name="P39">D</text:p>
          </table:table-cell>
          <table:table-cell table:style-name="Table1.J2" office:value-type="string">
            <text:p text:style-name="P39">Shch M-5 Seaplane</text:p>
          </table:table-cell>
        </table:table-row>
        <table:table-row table:style-name="Table1.5">
          <table:table-cell table:style-name="Table1.A2" office:value-type="string">
            <text:p text:style-name="P26">Pomilio PE</text:p>
          </table:table-cell>
          <table:table-cell table:style-name="Table1.A2" office:value-type="string">
            <text:p text:style-name="P64">1P 2O</text:p>
          </table:table-cell>
          <table:table-cell table:style-name="Table1.A2" office:value-type="string">
            <text:p text:style-name="P19">P:1N O:1LRT</text:p>
          </table:table-cell>
          <table:table-cell table:style-name="Table1.A2" office:value-type="string">
            <text:p text:style-name="P32">1</text:p>
          </table:table-cell>
          <table:table-cell table:style-name="Table1.A2" office:value-type="string">
            <text:p text:style-name="P47">3</text:p>
          </table:table-cell>
          <table:table-cell table:style-name="Table1.A2" office:value-type="string">
            <text:p text:style-name="P32">6</text:p>
          </table:table-cell>
          <table:table-cell table:style-name="Table1.A2" office:value-type="string">
            <text:p text:style-name="P7"/>
          </table:table-cell>
          <table:table-cell table:style-name="Table1.A2" office:value-type="string">
            <text:p text:style-name="P47">6</text:p>
          </table:table-cell>
          <table:table-cell table:style-name="Table1.A2" office:value-type="string">
            <text:p text:style-name="P39">C</text:p>
          </table:table-cell>
          <table:table-cell table:style-name="Table1.J2" office:value-type="string">
            <text:p text:style-name="P9"/>
          </table:table-cell>
        </table:table-row>
        <table:table-row table:style-name="Table1.6">
          <table:table-cell table:style-name="Table1.A2" office:value-type="string">
            <text:p text:style-name="P36">SPAD A.2</text:p>
          </table:table-cell>
          <table:table-cell table:style-name="Table1.A2" office:value-type="string">
            <text:p text:style-name="P64">1P 2O</text:p>
          </table:table-cell>
          <table:table-cell table:style-name="Table1.A2" office:value-type="string">
            <text:p text:style-name="P11">O:1NU</text:p>
          </table:table-cell>
          <table:table-cell table:style-name="Table1.A2" office:value-type="string">
            <text:p text:style-name="P35">1</text:p>
          </table:table-cell>
          <table:table-cell table:style-name="Table1.A2" office:value-type="string">
            <text:p text:style-name="P47">2</text:p>
          </table:table-cell>
          <table:table-cell table:style-name="Table1.A2" office:value-type="string">
            <text:p text:style-name="P47">4</text:p>
          </table:table-cell>
          <table:table-cell table:style-name="Table1.A2" office:value-type="string">
            <text:p text:style-name="P5"/>
          </table:table-cell>
          <table:table-cell table:style-name="Table1.A2" office:value-type="string">
            <text:p text:style-name="P45">4</text:p>
          </table:table-cell>
          <table:table-cell table:style-name="Table1.A2" office:value-type="string">
            <text:p text:style-name="P42">D</text:p>
          </table:table-cell>
          <table:table-cell table:style-name="Table1.J2" office:value-type="string">
            <text:p text:style-name="P11">Observer <text:span text:style-name="T66">in nacelle </text:span>at front of aircraft</text:p>
          </table:table-cell>
        </table:table-row>
        <table:table-row table:style-name="Table1.7">
          <table:table-cell table:style-name="Table1.A2" office:value-type="string">
            <text:p text:style-name="P17">Caproni Ca.<text:span text:style-name="T76">44</text:span></text:p>
          </table:table-cell>
          <table:table-cell table:style-name="Table1.A2" office:value-type="string">
            <text:p text:style-name="P64">1P 2O</text:p>
          </table:table-cell>
          <table:table-cell table:style-name="Table1.A2" office:value-type="string">
            <text:p text:style-name="P48">O:2NU O:<text:span text:style-name="T75">1</text:span>LRT<text:span text:style-name="T77">U</text:span></text:p>
          </table:table-cell>
          <table:table-cell table:style-name="Table1.A2" office:value-type="string">
            <text:p text:style-name="P33">3</text:p>
          </table:table-cell>
          <table:table-cell table:style-name="Table1.A2" office:value-type="string">
            <text:p text:style-name="P39">7</text:p>
          </table:table-cell>
          <table:table-cell table:style-name="Table1.A2" office:value-type="string">
            <text:p text:style-name="P51">5</text:p>
          </table:table-cell>
          <table:table-cell table:style-name="Table1.A2" office:value-type="string">
            <text:p text:style-name="P5"/>
          </table:table-cell>
          <table:table-cell table:style-name="Table1.A2" office:value-type="string">
            <text:p text:style-name="P45">11</text:p>
          </table:table-cell>
          <table:table-cell table:style-name="Table1.A2" office:value-type="string">
            <text:p text:style-name="P33">E</text:p>
          </table:table-cell>
          <table:table-cell table:style-name="Table1.J2" office:value-type="string">
            <text:p text:style-name="P52">Sometimes listed as Caproni Ca.5</text:p>
          </table:table-cell>
        </table:table-row>
        <table:table-row table:style-name="Table1.8">
          <table:table-cell table:style-name="Table1.A2" office:value-type="string">
            <text:p text:style-name="P10">Sikorsky Ilya Muromets</text:p>
          </table:table-cell>
          <table:table-cell table:style-name="Table1.A2" office:value-type="string">
            <text:p text:style-name="P64">1P 2O</text:p>
          </table:table-cell>
          <table:table-cell table:style-name="Table1.A2" office:value-type="string">
            <text:p text:style-name="P49">O:<text:span text:style-name="T78">1</text:span>NU O:<text:span text:style-name="T75">1</text:span>LRT</text:p>
          </table:table-cell>
          <table:table-cell table:style-name="Table1.A2" office:value-type="string">
            <text:p text:style-name="P35">4</text:p>
          </table:table-cell>
          <table:table-cell table:style-name="Table1.A2" office:value-type="string">
            <text:p text:style-name="P39">7</text:p>
          </table:table-cell>
          <table:table-cell table:style-name="Table1.A2" office:value-type="string">
            <text:p text:style-name="P53">3</text:p>
          </table:table-cell>
          <table:table-cell table:style-name="Table1.A2" office:value-type="string">
            <text:p text:style-name="P7"/>
          </table:table-cell>
          <table:table-cell table:style-name="Table1.A2" office:value-type="string">
            <text:p text:style-name="P45">12</text:p>
          </table:table-cell>
          <table:table-cell table:style-name="Table1.A2" office:value-type="string">
            <text:p text:style-name="P35">E</text:p>
          </table:table-cell>
          <table:table-cell table:style-name="Table1.J2" office:value-type="string">
            <text:p text:style-name="P9">Ilya Muromets S-25 G-3 ‘Renobalt’</text:p>
          </table:table-cell>
        </table:table-row>
      </table:table>
      <text:p text:style-name="P192"/>
      <text:p text:style-name="P193"/>
      <text:p text:style-name="P28"/>
      <text:p text:style-name="P195">Appendix 2 – <text:span text:style-name="T94">Original </text:span>Design Notes</text:p>
      <text:p text:style-name="P28"/>
      <text:p text:style-name="P111">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111"/>
      <text:p text:style-name="P111">Simple Stats - I didn’t want complex data-sheets for each aircraft, although I still wanted to reflect differences in performance where possible.</text:p>
      <text:p text:style-name="P111"/>
      <text:p text:style-name="P111">Minimal Bookkeeping - Along with a minimal amount of statistical data, I wanted to ensure that players were not tracking too many variables in game-play. This was to allow players to run multiple aircraft with the minimum of effort.</text:p>
      <text:p text:style-name="P111"/>
      <text:p text:style-name="P111">No Pre-Plotted Movement - This ties in with the bookkeeping criteria above. Pre-plotting moves does make for a certain level of unpredictability, but adds a lot of time.</text:p>
      <text:p text:style-name="P111"/>
      <text:p text:style-name="P111">Components - I wanted the game to use just one type of die (this is a goal for most of my game design projects), no on-table markers and no game-specific components, such as turning arcs, altitude stands, cards or firing arcs marked on bases.</text:p>
      <text:p text:style-name="P111"/>
      <text:p text:style-name="P111">Solitaire Playability - I don’t always have an opponent to hand, so I like games where I can set up and play both sides. This means that there shouldn’t be any hidden information, or mechanisms which require one player to outguess the other.</text:p>
      <text:p text:style-name="P111"/>
      <text:p text:style-name="P111">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111">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111"/>
      <text:p text:style-name="P111">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111"/>
      <text:p text:style-name="P111">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111"/>
      <text:p text:style-name="P111">As stated in the introduction, ‘Spandau and Lewis works best if one or both sides has an objective of some kind. This can be as simple as having one or more planes fly down the table and exit the other end. A game 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111"><text:soft-page-break/></text:p>
      <text:p text:style-name="P111">There is still a lot missing from this version of the rules. I still want to add in rules for bombing, interaction with ground forces, anti-aircraft fire and balloon-busting. This will all get done at some stage.</text:p>
      <text:p text:style-name="P111"/>
      <text:p text:style-name="P111">‘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P111"/>
      <text:p text:style-name="P29">Appendix <text:span text:style-name="T83">3</text:span> – <text:span text:style-name="T85">Further </text:span>Design Notes <text:span text:style-name="T85">for </text:span>‘<text:span text:style-name="T83">Vickers and Parabellum’</text:span></text:p>
      <text:p text:style-name="P30"/>
      <text:p text:style-name="P54">Altitude - </text:p>
      <text:p text:style-name="P54"/>
      <text:p text:style-name="P54">Speed - </text:p>
      <text:p text:style-name="P54"/>
      <text:p text:style-name="P54">Morale - </text:p>
      <text:p text:style-name="P54"/>
      <text:p text:style-name="P54">Ammunition - </text:p>
      <text:p text:style-name="P54"/>
      <text:p text:style-name="P56">Firing arcs – <text:span text:style-name="T86">the firing arcs have been substantially revised from ‘Spandau and Lewis’</text:span></text:p>
      <text:p text:style-name="P59">Nose arc: now 30<text:span text:style-name="T87">º</text:span> either side of the nose, making 60<text:span text:style-name="T87">º in total, </text:span><text:span text:style-name="T89">instead of 90</text:span><text:span text:style-name="T87">º </text:span><text:span text:style-name="T89">(45</text:span><text:span text:style-name="T87">º </text:span><text:span text:style-name="T89">either side of the nose).</text:span></text:p>
      <text:p text:style-name="P60"><text:span text:style-name="T87">Tail arc: like the nose arc, trimmed down to </text:span><text:span text:style-name="T86">60</text:span><text:span text:style-name="T88">º in total, </text:span><text:span text:style-name="T86">30</text:span><text:span text:style-name="T88">º</text:span><text:span text:style-name="T86"> either side of the </text:span>tail</text:p>
      <text:p text:style-name="P63">Left and right arcs: now trimmed down to <text:span text:style-name="T86">60</text:span><text:span text:style-name="T88">º </text:span><text:span text:style-name="T87">between the wings and the tail arc. Observers would of course avoid firing into their own wings</text:span></text:p>
      <text:p text:style-name="P56"/>
      <text:p text:style-name="P58"><text:span text:style-name="T99">Observer’s</text:span><text:span text:style-name="T98"> f</text:span>iring arcs – </text:p>
      <text:p text:style-name="P58"/>
      <text:p text:style-name="P56">Firing up an incline - </text:p>
      <text:p text:style-name="P56"/>
      <text:p text:style-name="P55">Observer’s field of fire - </text:p>
      <text:p text:style-name="P55"/>
      <text:p text:style-name="P62">Guns jamming - </text:p>
      <text:p text:style-name="P55"/>
      <text:p text:style-name="P196"><text:span text:style-name="T114">M</text:span><text:span text:style-name="T95">anoeuvr</text:span><text:span text:style-name="T97">ing</text:span><text:span text:style-name="T96"> – </text:span><text:span text:style-name="T97">there is a l</text:span>ack of fancy <text:span text:style-name="T95">manoeuvre</text:span><text:span text:style-name="T96">s</text:span><text:span text:style-name="T115"> in these rules</text:span><text:span text:style-name="T114">. There are many reasons for this, the main one being that </text:span><text:span text:style-name="T116">fancy manoeuvres tended to involve a stall at some point which would provide an easier target and require recovery. The Immelmann turn at the time would not be the acrobatic manoeuvre it is today, it was more of a flat stall turn used after a dive, </text:span><text:span text:style-name="T119">and so is not in these rules</text:span><text:span text:style-name="T116">. In combat the</text:span><text:span text:style-name="T114"> pilots </text:span><text:span text:style-name="T116">tended to </text:span><text:span text:style-name="T114">ke</text:span><text:span text:style-name="T116">e</text:span><text:span text:style-name="T114">p to </text:span><text:span text:style-name="T120">steep </text:span><text:span text:style-name="T116">turns, zooms and sideslips with the occasional description of a stall-turn or a </text:span><text:span text:style-name="T118">diving </text:span><text:span text:style-name="T117">half-roll</text:span><text:span text:style-name="T116"> being used. So the rules allow for these manoeuvres, </text:span><text:span text:style-name="T119">with</text:span><text:span text:style-name="T116"> the 180</text:span><text:span text:style-name="T88">º </text:span><text:span text:style-name="T91">turn regarded as </text:span><text:span text:style-name="T92">a stall-turn or a diving</text:span><text:span text:style-name="T116"> </text:span><text:span text:style-name="T117">half-roll … </text:span><text:span text:style-name="T119">I guess you can call it an Immelmann turn if you want to</text:span><text:span text:style-name="T116">.</text:span></text:p>
      <text:p text:style-name="P57"/>
      <text:p text:style-name="P61">Shape of bases - </text:p>
      <text:p text:style-name="P61"/>
      <text:p text:style-name="P116">LFG Roland <text:span text:style-name="T2">C.</text:span>II/<text:span text:style-name="T108">C.I</text:span><text:span text:style-name="T109">I</text:span><text:span text:style-name="T108">a – this aircraft is listed twice because it is a famous and novel aircraft of </text:span><text:span text:style-name="T110">the</text:span><text:span text:style-name="T108"> time. </text:span><text:span text:style-name="T111">Although difficult to manoeuvre, it was fast and strong and had a reputation as the best German 2-seater of its day. The CII did not have a forward firing machine gun, this was introduced with the CIIa, but the observer had a clear field of fire 360</text:span><text:span text:style-name="T88">º </text:span><text:span text:style-name="T90">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1-24T22:18:39.796605711</dc:date>
    <meta:editing-duration>P4DT17H1M31S</meta:editing-duration>
    <meta:editing-cycles>205</meta:editing-cycles>
    <meta:generator>LibreOffice/7.2.1.2$MacOSX_X86_64 LibreOffice_project/87b77fad49947c1441b67c559c339af8f3517e22</meta:generator>
    <meta:document-statistic meta:table-count="3" meta:image-count="0" meta:object-count="0" meta:page-count="16" meta:paragraph-count="883" meta:word-count="5025" meta:character-count="25284" meta:non-whitespace-character-count="21101"/>
  </office:meta>
</office:document-meta>
</file>